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Currency" style:data-style-name="N36"/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Currency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Currency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Currency" style:data-style-name="N36">
      <style:table-cell-properties style:vertical-align="automatic" fo:background-color="#77BC65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Currency" style:data-style-name="N36">
      <style:table-cell-properties style:vertical-align="automatic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Currency" style:data-style-name="N36">
      <style:table-cell-properties fo:background-color="#92D050"/>
    </style:style>
    <style:style style:name="ce11" style:family="table-cell" style:parent-style-name="Currency" style:data-style-name="N36">
      <style:table-cell-properties fo:background-color="#FF0000"/>
    </style:style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1.05833333333333cm" style:use-optimal-column-width="true"/>
    </style:style>
    <style:style style:name="co3" style:family="table-column">
      <style:table-column-properties fo:break-before="auto" style:column-width="2.38125cm" style:use-optimal-column-width="true"/>
    </style:style>
    <style:style style:name="co4" style:family="table-column">
      <style:table-column-properties fo:break-before="auto" style:column-width="2.67229166666667cm" style:use-optimal-column-width="true"/>
    </style:style>
    <style:style style:name="co5" style:family="table-column">
      <style:table-column-properties fo:break-before="auto" style:column-width="2.54cm" style:use-optimal-column-width="true"/>
    </style:style>
    <style:style style:name="co6" style:family="table-column">
      <style:table-column-properties fo:break-before="auto" style:column-width="4.89479166666667cm" style:use-optimal-column-width="true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3.042708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301875cm" style:use-optimal-column-width="true"/>
    </style:style>
    <style:style style:name="co11" style:family="table-column">
      <style:table-column-properties fo:break-before="auto" style:column-width="2.59291666666667cm" style:use-optimal-column-width="true"/>
    </style:style>
    <style:style style:name="co12" style:family="table-column">
      <style:table-column-properties fo:break-before="auto" style:column-width="3.28083333333333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ustom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1">
            <text:p>Customer_ID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Forename</text:p>
          </table:table-cell>
          <table:table-cell office:value-type="string" table:style-name="ce1">
            <text:p>MiddleInitial</text:p>
          </table:table-cell>
          <table:table-cell office:value-type="string" table:style-name="ce1">
            <text:p>Surname</text:p>
          </table:table-cell>
          <table:table-cell office:value-type="string" table:style-name="ce1">
            <text:p>StreetAddress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PostCode</text:p>
          </table:table-cell>
          <table:table-cell office:value-type="string" table:style-name="ce1">
            <text:p>Account_hold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To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Owe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Tomlinson</text:p>
          </table:table-cell>
          <table:table-cell office:value-type="string" table:style-name="ce1">
            <text:p>58 Tonbridge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0 19M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Fi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Field</text:p>
          </table:table-cell>
          <table:table-cell office:value-type="string" table:style-name="ce1">
            <text:p>64 Ilchester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5 11R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Bu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ida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urgess</text:p>
          </table:table-cell>
          <table:table-cell office:value-type="string" table:style-name="ce1">
            <text:p>90 High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8 1P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Bre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rennan</text:p>
          </table:table-cell>
          <table:table-cell office:value-type="string" table:style-name="ce1">
            <text:p>43 Caerfai Bay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2 17Z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Tow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Townsend</text:p>
          </table:table-cell>
          <table:table-cell office:value-type="string" table:style-name="ce1">
            <text:p>51 High S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6 7E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Br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Owe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ryan</text:p>
          </table:table-cell>
          <table:table-cell office:value-type="string" table:style-name="ce1">
            <text:p>39 Wartnaby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3 5G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Web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ebster</text:p>
          </table:table-cell>
          <table:table-cell office:value-type="string" table:style-name="ce1">
            <text:p>66 Davids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0 14Z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But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Eleanor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utcher</text:p>
          </table:table-cell>
          <table:table-cell office:value-type="string" table:style-name="ce1">
            <text:p>14 Broomfield Plac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4 8D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Ree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Libby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eeves</text:p>
          </table:table-cell>
          <table:table-cell office:value-type="string" table:style-name="ce1">
            <text:p>73 Boroughbridge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7 5M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Bu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ley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urgess</text:p>
          </table:table-cell>
          <table:table-cell office:value-type="string" table:style-name="ce1">
            <text:p>71 Boughton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1 19M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Pr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inla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att</text:p>
          </table:table-cell>
          <table:table-cell office:value-type="string" table:style-name="ce1">
            <text:p>10 Southend Avenu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1 21P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M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78 Red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4 19P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Mo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uk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Moore</text:p>
          </table:table-cell>
          <table:table-cell office:value-type="string" table:style-name="ce1">
            <text:p>70 Bridge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5 6J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Ale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58 Bridge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9 10M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Sho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hort</text:p>
          </table:table-cell>
          <table:table-cell office:value-type="string" table:style-name="ce1">
            <text:p>38 Kendell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0 5L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El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Hanna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96 Marcham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7 13Z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Fra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Sophi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raser</text:p>
          </table:table-cell>
          <table:table-cell office:value-type="string" table:style-name="ce1">
            <text:p>78 Red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3 4J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Hum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mm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umphries</text:p>
          </table:table-cell>
          <table:table-cell office:value-type="string" table:style-name="ce1">
            <text:p>94 Shore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4 19V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Sto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Sophi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Storey</text:p>
          </table:table-cell>
          <table:table-cell office:value-type="string" table:style-name="ce1">
            <text:p>42 Church Way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3 20P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Wa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oga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Watkins</text:p>
          </table:table-cell>
          <table:table-cell office:value-type="string" table:style-name="ce1">
            <text:p>78 Marlborough Crescen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9 10AL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h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ida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hambers</text:p>
          </table:table-cell>
          <table:table-cell office:value-type="string" table:style-name="ce1">
            <text:p>65 Scrimshire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8 15Y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C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Demi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rtwright</text:p>
          </table:table-cell>
          <table:table-cell office:value-type="string" table:style-name="ce1">
            <text:p>48 North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2 4T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Wa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Oliv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alters</text:p>
          </table:table-cell>
          <table:table-cell office:value-type="string" table:style-name="ce1">
            <text:p>90 Warner Clos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4 11C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Ri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ime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98 Walwyn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8 11Y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H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aure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11 Exning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4 1K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Poo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Madelein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oole</text:p>
          </table:table-cell>
          <table:table-cell office:value-type="string" table:style-name="ce1">
            <text:p>78 Guild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5 21Z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Ar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32 Colorado Way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9 3Y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Mi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Caitli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71 Scrimshire Lan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3 19H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He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J</text:p>
          </table:table-cell>
          <table:table-cell office:value-type="string" table:style-name="ce1">
            <text:p>Heath</text:p>
          </table:table-cell>
          <table:table-cell office:value-type="string" table:style-name="ce1">
            <text:p>25 Guild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5 11L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Al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Sienn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Allen</text:p>
          </table:table-cell>
          <table:table-cell office:value-type="string" table:style-name="ce1">
            <text:p>82 Temple Way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3 2L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Fl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Fleming</text:p>
          </table:table-cell>
          <table:table-cell office:value-type="string" table:style-name="ce1">
            <text:p>54 Quay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6 10G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Ba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Daniell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aldwin</text:p>
          </table:table-cell>
          <table:table-cell office:value-type="string" table:style-name="ce1">
            <text:p>62 Buckingham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6 3D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Smi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leanor</text:p>
          </table:table-cell>
          <table:table-cell office:value-type="string" table:style-name="ce1">
            <text:p>J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93 Whitby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 21M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Beg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Imoge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egum</text:p>
          </table:table-cell>
          <table:table-cell office:value-type="string" table:style-name="ce1">
            <text:p>53 Stone S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 20B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Row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Hollie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owley</text:p>
          </table:table-cell>
          <table:table-cell office:value-type="string" table:style-name="ce1">
            <text:p>25 Scarcroft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4 9Y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Hig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tilda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iggins</text:p>
          </table:table-cell>
          <table:table-cell office:value-type="string" table:style-name="ce1">
            <text:p>37 Davids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4 2R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Hay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Hanna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ynes</text:p>
          </table:table-cell>
          <table:table-cell office:value-type="string" table:style-name="ce1">
            <text:p>10 Marcham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7 4J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Pug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mi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Pugh</text:p>
          </table:table-cell>
          <table:table-cell office:value-type="string" table:style-name="ce1">
            <text:p>55 Scarcroft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1 3K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Bi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vi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ishop</text:p>
          </table:table-cell>
          <table:table-cell office:value-type="string" table:style-name="ce1">
            <text:p>9 Golf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3 12G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Bri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riggs</text:p>
          </table:table-cell>
          <table:table-cell office:value-type="string" table:style-name="ce1">
            <text:p>65 Hounslow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0 21EH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Co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80 Fulford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0 1P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Du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ily</text:p>
          </table:table-cell>
          <table:table-cell office:value-type="string" table:style-name="ce1">
            <text:p>R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81 Netherpark Crescen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9 14C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Ki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Jodi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Kirk</text:p>
          </table:table-cell>
          <table:table-cell office:value-type="string" table:style-name="ce1">
            <text:p>79 Kingsway North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9 20A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Hob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mm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obbs</text:p>
          </table:table-cell>
          <table:table-cell office:value-type="string" table:style-name="ce1">
            <text:p>1 South Western Terrac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7 16G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Fos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80 Annfield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7 6E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Ho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eg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Holloway</text:p>
          </table:table-cell>
          <table:table-cell office:value-type="string" table:style-name="ce1">
            <text:p>41 Telford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3 15B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Gib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Jad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ibbons</text:p>
          </table:table-cell>
          <table:table-cell office:value-type="string" table:style-name="ce1">
            <text:p>63 Ermin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3 13G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Lam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Daniell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amb</text:p>
          </table:table-cell>
          <table:table-cell office:value-type="string" table:style-name="ce1">
            <text:p>2 Guildford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0 2G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Ki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ohamma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Kirk</text:p>
          </table:table-cell>
          <table:table-cell office:value-type="string" table:style-name="ce1">
            <text:p>41 Mounthoolie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2 22D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Hu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yde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51 High S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7 2Y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B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artlett</text:p>
          </table:table-cell>
          <table:table-cell office:value-type="string" table:style-name="ce1">
            <text:p>29 Kingsway North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7 21L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Da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aniels</text:p>
          </table:table-cell>
          <table:table-cell office:value-type="string" table:style-name="ce1">
            <text:p>69 Hendford Hill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0 14W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Sut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Av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utton</text:p>
          </table:table-cell>
          <table:table-cell office:value-type="string" table:style-name="ce1">
            <text:p>1 Long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9 18S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Swi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Dais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wift</text:p>
          </table:table-cell>
          <table:table-cell office:value-type="string" table:style-name="ce1">
            <text:p>98 Middlewich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0 17D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McK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Phoeb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cKenzie</text:p>
          </table:table-cell>
          <table:table-cell office:value-type="string" table:style-name="ce1">
            <text:p>85 Ockham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6 3J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H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mber</text:p>
          </table:table-cell>
          <table:table-cell office:value-type="string" table:style-name="ce1">
            <text:p>J</text:p>
          </table:table-cell>
          <table:table-cell office:value-type="string" table:style-name="ce1">
            <text:p>Harding</text:p>
          </table:table-cell>
          <table:table-cell office:value-type="string" table:style-name="ce1">
            <text:p>27 Stone Cellar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3 11R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Go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Gordon</text:p>
          </table:table-cell>
          <table:table-cell office:value-type="string" table:style-name="ce1">
            <text:p>27 Balsham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9 10M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Po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cob</text:p>
          </table:table-cell>
          <table:table-cell office:value-type="string" table:style-name="ce1">
            <text:p>I</text:p>
          </table:table-cell>
          <table:table-cell office:value-type="string" table:style-name="ce1">
            <text:p>Potts</text:p>
          </table:table-cell>
          <table:table-cell office:value-type="string" table:style-name="ce1">
            <text:p>9 Fraserburgh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1 21P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Ll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le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loyd</text:p>
          </table:table-cell>
          <table:table-cell office:value-type="string" table:style-name="ce1">
            <text:p>99 Whitby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7 5Y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H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Bethan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93 Holburn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0 9GM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McK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Oliv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cKenzie</text:p>
          </table:table-cell>
          <table:table-cell office:value-type="string" table:style-name="ce1">
            <text:p>12 Graham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2 10N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Ing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le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Ingram</text:p>
          </table:table-cell>
          <table:table-cell office:value-type="string" table:style-name="ce1">
            <text:p>56 Southend Avenu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9 14S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Th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oui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homson</text:p>
          </table:table-cell>
          <table:table-cell office:value-type="string" table:style-name="ce1">
            <text:p>63 Vicar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3 5D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Gre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O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81 Lairg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0 12HZ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O'D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Laure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O'Donnell</text:p>
          </table:table-cell>
          <table:table-cell office:value-type="string" table:style-name="ce1">
            <text:p>45 Argyll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5 7SK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Wi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illi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Williamson</text:p>
          </table:table-cell>
          <table:table-cell office:value-type="string" table:style-name="ce1">
            <text:p>60 Sloe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3 15KV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Ba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Kyl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ates</text:p>
          </table:table-cell>
          <table:table-cell office:value-type="string" table:style-name="ce1">
            <text:p>79 Ramsgate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2 14HH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Dav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Maddiso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Davidson</text:p>
          </table:table-cell>
          <table:table-cell office:value-type="string" table:style-name="ce1">
            <text:p>97 Sea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1 9X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Ing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lliot</text:p>
          </table:table-cell>
          <table:table-cell office:value-type="string" table:style-name="ce1">
            <text:p>E</text:p>
          </table:table-cell>
          <table:table-cell office:value-type="string" table:style-name="ce1">
            <text:p>Ingram</text:p>
          </table:table-cell>
          <table:table-cell office:value-type="string" table:style-name="ce1">
            <text:p>86 George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7 21VK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Brook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rd</text:p>
          </table:table-cell>
          <table:table-cell office:value-type="string" table:style-name="ce1">
            <text:p>75 Coast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3 8P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Fau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olly</text:p>
          </table:table-cell>
          <table:table-cell office:value-type="string" table:style-name="ce1">
            <text:p>O</text:p>
          </table:table-cell>
          <table:table-cell office:value-type="string" table:style-name="ce1">
            <text:p>Faulkner</text:p>
          </table:table-cell>
          <table:table-cell office:value-type="string" table:style-name="ce1">
            <text:p>60 Iolaire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1 14M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Sto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uc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torey</text:p>
          </table:table-cell>
          <table:table-cell office:value-type="string" table:style-name="ce1">
            <text:p>11 Redcliffe Way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0 16CJ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l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R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43 Ballifeary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 18LH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Bi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Oliver</text:p>
          </table:table-cell>
          <table:table-cell office:value-type="string" table:style-name="ce1">
            <text:p>V</text:p>
          </table:table-cell>
          <table:table-cell office:value-type="string" table:style-name="ce1">
            <text:p>Bishop</text:p>
          </table:table-cell>
          <table:table-cell office:value-type="string" table:style-name="ce1">
            <text:p>47 Argyll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 13X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Da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ale</text:p>
          </table:table-cell>
          <table:table-cell office:value-type="string" table:style-name="ce1">
            <text:p>65 Golden Knowes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4 17J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Rus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Madelein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76 Friar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6 4W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Ha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co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aynes</text:p>
          </table:table-cell>
          <table:table-cell office:value-type="string" table:style-name="ce1">
            <text:p>10 Wenlock Terrac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6 19WK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Goo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Imoge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Goodwin</text:p>
          </table:table-cell>
          <table:table-cell office:value-type="string" table:style-name="ce1">
            <text:p>31 Brackley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2 14M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Gri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R</text:p>
          </table:table-cell>
          <table:table-cell office:value-type="string" table:style-name="ce1">
            <text:p>Griffiths</text:p>
          </table:table-cell>
          <table:table-cell office:value-type="string" table:style-name="ce1">
            <text:p>11 Shannon Way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6 1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Ch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w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han</text:p>
          </table:table-cell>
          <table:table-cell office:value-type="string" table:style-name="ce1">
            <text:p>17 Caradon Hill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0 18CE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Go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Hanna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Gordon</text:p>
          </table:table-cell>
          <table:table-cell office:value-type="string" table:style-name="ce1">
            <text:p>72 Nith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2 1G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B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Phoeb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37 Abbey Row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7 5C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Ch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J</text:p>
          </table:table-cell>
          <table:table-cell office:value-type="string" table:style-name="ce1">
            <text:p>Chambers</text:p>
          </table:table-cell>
          <table:table-cell office:value-type="string" table:style-name="ce1">
            <text:p>97 Cunnery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8 12C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New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ill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ewton</text:p>
          </table:table-cell>
          <table:table-cell office:value-type="string" table:style-name="ce1">
            <text:p>74 Friar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1 7A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Edw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J</text:p>
          </table:table-cell>
          <table:table-cell office:value-type="string" table:style-name="ce1">
            <text:p>Edwards</text:p>
          </table:table-cell>
          <table:table-cell office:value-type="string" table:style-name="ce1">
            <text:p>23 Southern Way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7 20Y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Co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le</text:p>
          </table:table-cell>
          <table:table-cell office:value-type="string" table:style-name="ce1">
            <text:p>9 Ross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4 20A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Day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Niamh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29 South Western Terrac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4 15Y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B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ohamma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arker</text:p>
          </table:table-cell>
          <table:table-cell office:value-type="string" table:style-name="ce1">
            <text:p>45 Front S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 10X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Br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rooks</text:p>
          </table:table-cell>
          <table:table-cell office:value-type="string" table:style-name="ce1">
            <text:p>84 York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 21F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Ba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inla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all</text:p>
          </table:table-cell>
          <table:table-cell office:value-type="string" table:style-name="ce1">
            <text:p>65 Hart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8 7Z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Hi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inle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Hill</text:p>
          </table:table-cell>
          <table:table-cell office:value-type="string" table:style-name="ce1">
            <text:p>54 Boar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3 20G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Nob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ble</text:p>
          </table:table-cell>
          <table:table-cell office:value-type="string" table:style-name="ce1">
            <text:p>75 Abingdon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 5K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Cu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urtis</text:p>
          </table:table-cell>
          <table:table-cell office:value-type="string" table:style-name="ce1">
            <text:p>68 High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2 5V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P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K</text:p>
          </table:table-cell>
          <table:table-cell office:value-type="string" table:style-name="ce1">
            <text:p>Parry</text:p>
          </table:table-cell>
          <table:table-cell office:value-type="string" table:style-name="ce1">
            <text:p>44 Osborne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0 1K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Gib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Kia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ibbs</text:p>
          </table:table-cell>
          <table:table-cell office:value-type="string" table:style-name="ce1">
            <text:p>92 Vicar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9 12R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Le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8 St James Bouleva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9 4C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Bo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Maisi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ond</text:p>
          </table:table-cell>
          <table:table-cell office:value-type="string" table:style-name="ce1">
            <text:p>82 Brynglas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8 14P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VJ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arvis</text:p>
          </table:table-cell>
          <table:table-cell office:value-type="string" table:style-name="ce1">
            <text:p>88 Harrogate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2 2D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Hu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yla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urst</text:p>
          </table:table-cell>
          <table:table-cell office:value-type="string" table:style-name="ce1">
            <text:p>45 Wartnaby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1 7X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Au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50 Abingdon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7 13XM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Fly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ummer</text:p>
          </table:table-cell>
          <table:table-cell office:value-type="string" table:style-name="ce1">
            <text:p>J</text:p>
          </table:table-cell>
          <table:table-cell office:value-type="string" table:style-name="ce1">
            <text:p>Flynn</text:p>
          </table:table-cell>
          <table:table-cell office:value-type="string" table:style-name="ce1">
            <text:p>16 Stone S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2 1H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Abb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ydi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bbott</text:p>
          </table:table-cell>
          <table:table-cell office:value-type="string" table:style-name="ce1">
            <text:p>53 Eastbourne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8 12J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Ra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andall</text:p>
          </table:table-cell>
          <table:table-cell office:value-type="string" table:style-name="ce1">
            <text:p>63 Wenlock Terrac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5 15B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Sh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98 Simone Weil Avenu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3 4E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Swi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aitl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wift</text:p>
          </table:table-cell>
          <table:table-cell office:value-type="string" table:style-name="ce1">
            <text:p>79 Roman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6 10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Su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mmers</text:p>
          </table:table-cell>
          <table:table-cell office:value-type="string" table:style-name="ce1">
            <text:p>98 City Walls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4 13M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Lee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Rosi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ees</text:p>
          </table:table-cell>
          <table:table-cell office:value-type="string" table:style-name="ce1">
            <text:p>50 Brackley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4 8E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El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Kyl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33 City Walls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2 4C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Sa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anderson</text:p>
          </table:table-cell>
          <table:table-cell office:value-type="string" table:style-name="ce1">
            <text:p>96 Nenthead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5 21S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Mu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13 Withers Clos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0 15S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Ed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Edwards</text:p>
          </table:table-cell>
          <table:table-cell office:value-type="string" table:style-name="ce1">
            <text:p>60 Wrexham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9 13V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Nay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Aaliya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aylor</text:p>
          </table:table-cell>
          <table:table-cell office:value-type="string" table:style-name="ce1">
            <text:p>38 Glandovey Terrac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6 5B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Hu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S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9 Uxbridge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9 19Z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Dic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Milli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ickinson</text:p>
          </table:table-cell>
          <table:table-cell office:value-type="string" table:style-name="ce1">
            <text:p>41 Harrogate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0 20F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Graci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arton</text:p>
          </table:table-cell>
          <table:table-cell office:value-type="string" table:style-name="ce1">
            <text:p>69 Hull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 16Y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Pop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Till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ope</text:p>
          </table:table-cell>
          <table:table-cell office:value-type="string" table:style-name="ce1">
            <text:p>75 Bootham Crescen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0 20M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Hic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62 Layburn Cour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1 6N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Ho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owells</text:p>
          </table:table-cell>
          <table:table-cell office:value-type="string" table:style-name="ce1">
            <text:p>41 Stamford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6 5M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Web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hanno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Webb</text:p>
          </table:table-cell>
          <table:table-cell office:value-type="string" table:style-name="ce1">
            <text:p>6 Canterbury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6 15F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Ha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ill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all</text:p>
          </table:table-cell>
          <table:table-cell office:value-type="string" table:style-name="ce1">
            <text:p>67 Clasper Way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5 3ZA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Tu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Turnbull</text:p>
          </table:table-cell>
          <table:table-cell office:value-type="string" table:style-name="ce1">
            <text:p>81 Marcham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9 9K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Smi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isi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2 Whatlington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2 10G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And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ore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drews</text:p>
          </table:table-cell>
          <table:table-cell office:value-type="string" table:style-name="ce1">
            <text:p>59 Ramsgate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 14B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Wi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carlett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ilkins</text:p>
          </table:table-cell>
          <table:table-cell office:value-type="string" table:style-name="ce1">
            <text:p>62 Nith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6 8M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McK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omini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cKenzie</text:p>
          </table:table-cell>
          <table:table-cell office:value-type="string" table:style-name="ce1">
            <text:p>71 Grey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 5E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H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Graci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Harding</text:p>
          </table:table-cell>
          <table:table-cell office:value-type="string" table:style-name="ce1">
            <text:p>12 Whatlington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0 11A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Ba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Nath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41 Harehills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 15K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Bu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77 Gloddaeth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 15V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Mo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oss</text:p>
          </table:table-cell>
          <table:table-cell office:value-type="string" table:style-name="ce1">
            <text:p>62 Ploughley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7 12Y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Dob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bson</text:p>
          </table:table-cell>
          <table:table-cell office:value-type="string" table:style-name="ce1">
            <text:p>23 Harrogate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 9A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Po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otts</text:p>
          </table:table-cell>
          <table:table-cell office:value-type="string" table:style-name="ce1">
            <text:p>2 Golden Knowes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4 16W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Dod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reddi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dd</text:p>
          </table:table-cell>
          <table:table-cell office:value-type="string" table:style-name="ce1">
            <text:p>41 Ilchester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4 7N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la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27 Cambridge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4 19C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Bev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aile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evan</text:p>
          </table:table-cell>
          <table:table-cell office:value-type="string" table:style-name="ce1">
            <text:p>51 Main S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3 16N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Ma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I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65 Seafield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9 17T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Be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75 Harrogate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3 3Y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Hu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hy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urst</text:p>
          </table:table-cell>
          <table:table-cell office:value-type="string" table:style-name="ce1">
            <text:p>55 Sloe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1 9J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Fi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77 Walwyn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1 2N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ZHo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Zak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72 Prestwick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7 6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Wa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yde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Walters</text:p>
          </table:table-cell>
          <table:table-cell office:value-type="string" table:style-name="ce1">
            <text:p>58 Great North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2 1LA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Bu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Zak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14 Argyll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9 7Y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Mi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iles</text:p>
          </table:table-cell>
          <table:table-cell office:value-type="string" table:style-name="ce1">
            <text:p>19 Golf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9 12K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Bri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bigai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iggs</text:p>
          </table:table-cell>
          <table:table-cell office:value-type="string" table:style-name="ce1">
            <text:p>62 South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4 2J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Hop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opkins</text:p>
          </table:table-cell>
          <table:table-cell office:value-type="string" table:style-name="ce1">
            <text:p>14 Well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0 16H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Ma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Graci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nning</text:p>
          </table:table-cell>
          <table:table-cell office:value-type="string" table:style-name="ce1">
            <text:p>33 Balsham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9 14LH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Pe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Francesc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72 Thames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5 8B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yd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Camero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Hyde</text:p>
          </table:table-cell>
          <table:table-cell office:value-type="string" table:style-name="ce1">
            <text:p>5 Gloucester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5 6M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Ho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owarth</text:p>
          </table:table-cell>
          <table:table-cell office:value-type="string" table:style-name="ce1">
            <text:p>21 Boat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6 4Z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Cox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Jodi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6 Bootham Terrac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8 22G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Co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aile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nnor</text:p>
          </table:table-cell>
          <table:table-cell office:value-type="string" table:style-name="ce1">
            <text:p>81 Marlborough Crescen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4 4M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Smi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Harriet</text:p>
          </table:table-cell>
          <table:table-cell office:value-type="string" table:style-name="ce1">
            <text:p>Z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42 Telford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6 6T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Sim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82 Roker Terrac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0 5S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a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anders</text:p>
          </table:table-cell>
          <table:table-cell office:value-type="string" table:style-name="ce1">
            <text:p>24 Hexham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1 22EW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Wri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78 George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7 9EW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Re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ohamme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eynolds</text:p>
          </table:table-cell>
          <table:table-cell office:value-type="string" table:style-name="ce1">
            <text:p>37 Mounthoolie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8 15R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Po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52 Newgate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8 14V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r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carlett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81 Annfield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4 14FV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O'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ud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'Sullivan</text:p>
          </table:table-cell>
          <table:table-cell office:value-type="string" table:style-name="ce1">
            <text:p>78 Gloddaeth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1 1PJ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M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Niamh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arsden</text:p>
          </table:table-cell>
          <table:table-cell office:value-type="string" table:style-name="ce1">
            <text:p>8 Hull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1 12CH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Ta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Nath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6 Fox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7 4AR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G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ardiner</text:p>
          </table:table-cell>
          <table:table-cell office:value-type="string" table:style-name="ce1">
            <text:p>47 Jesmond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8 14T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He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R</text:p>
          </table:table-cell>
          <table:table-cell office:value-type="string" table:style-name="ce1">
            <text:p>Hewitt</text:p>
          </table:table-cell>
          <table:table-cell office:value-type="string" table:style-name="ce1">
            <text:p>81 Park Plac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6 21M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Sa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hlo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Sanderson</text:p>
          </table:table-cell>
          <table:table-cell office:value-type="string" table:style-name="ce1">
            <text:p>76 Hertingfordbury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 9Z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Ya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Yates</text:p>
          </table:table-cell>
          <table:table-cell office:value-type="string" table:style-name="ce1">
            <text:p>43 Guildford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 16B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Sau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aunders</text:p>
          </table:table-cell>
          <table:table-cell office:value-type="string" table:style-name="ce1">
            <text:p>29 Tadcaster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0 14P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Be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oll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ell</text:p>
          </table:table-cell>
          <table:table-cell office:value-type="string" table:style-name="ce1">
            <text:p>60 Academy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8 16M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Gi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K</text:p>
          </table:table-cell>
          <table:table-cell office:value-type="string" table:style-name="ce1">
            <text:p>Gilbert</text:p>
          </table:table-cell>
          <table:table-cell office:value-type="string" table:style-name="ce1">
            <text:p>25 Malcolm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1 20Z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Ahm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vi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18 Thames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2 6H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Fr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rost</text:p>
          </table:table-cell>
          <table:table-cell office:value-type="string" table:style-name="ce1">
            <text:p>4 Overton Circl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 8T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Bo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olton</text:p>
          </table:table-cell>
          <table:table-cell office:value-type="string" table:style-name="ce1">
            <text:p>93 Oxford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5 16W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Doy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P</text:p>
          </table:table-cell>
          <table:table-cell office:value-type="string" table:style-name="ce1">
            <text:p>Doyle</text:p>
          </table:table-cell>
          <table:table-cell office:value-type="string" table:style-name="ce1">
            <text:p>12 Station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1 17Z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Wad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Maisi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ade</text:p>
          </table:table-cell>
          <table:table-cell office:value-type="string" table:style-name="ce1">
            <text:p>26 South Western Terrac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0 19F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Moo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Jasmin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ore</text:p>
          </table:table-cell>
          <table:table-cell office:value-type="string" table:style-name="ce1">
            <text:p>2 Graham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6 2M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Dod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odd</text:p>
          </table:table-cell>
          <table:table-cell office:value-type="string" table:style-name="ce1">
            <text:p>39 Boat Lan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0 7Y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Bla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Bethan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77 Emerson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0 19J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VMoo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oore</text:p>
          </table:table-cell>
          <table:table-cell office:value-type="string" table:style-name="ce1">
            <text:p>42 Cambridge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2 22D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Hic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R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21 Newgate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3 1F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El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sh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28 Henley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9 17P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Wa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aile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ters</text:p>
          </table:table-cell>
          <table:table-cell office:value-type="string" table:style-name="ce1">
            <text:p>21 Layburn Cour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0 14G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Wi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Caitli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Wilkinson</text:p>
          </table:table-cell>
          <table:table-cell office:value-type="string" table:style-name="ce1">
            <text:p>3 Stone S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1 19JD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Br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inlay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rennan</text:p>
          </table:table-cell>
          <table:table-cell office:value-type="string" table:style-name="ce1">
            <text:p>77 Wressle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2 1J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Ke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ent</text:p>
          </table:table-cell>
          <table:table-cell office:value-type="string" table:style-name="ce1">
            <text:p>10 Golf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0 17L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Fr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aile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ry</text:p>
          </table:table-cell>
          <table:table-cell office:value-type="string" table:style-name="ce1">
            <text:p>82 St Maurices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1 11K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Sh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Naom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harp</text:p>
          </table:table-cell>
          <table:table-cell office:value-type="string" table:style-name="ce1">
            <text:p>8 Coast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6 10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C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rroll</text:p>
          </table:table-cell>
          <table:table-cell office:value-type="string" table:style-name="ce1">
            <text:p>88 Middlewich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 15W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Ke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Isabe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err</text:p>
          </table:table-cell>
          <table:table-cell office:value-type="string" table:style-name="ce1">
            <text:p>68 Prestwick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1 12C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Br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sh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rowne</text:p>
          </table:table-cell>
          <table:table-cell office:value-type="string" table:style-name="ce1">
            <text:p>26 Petworth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5 17Y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McK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Noah</text:p>
          </table:table-cell>
          <table:table-cell office:value-type="string" table:style-name="ce1">
            <text:p>K</text:p>
          </table:table-cell>
          <table:table-cell office:value-type="string" table:style-name="ce1">
            <text:p>McKenzie</text:p>
          </table:table-cell>
          <table:table-cell office:value-type="string" table:style-name="ce1">
            <text:p>88 Manor Way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3 17J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Tay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9 Moulton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3 19P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Sa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Freya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anderson</text:p>
          </table:table-cell>
          <table:table-cell office:value-type="string" table:style-name="ce1">
            <text:p>41 Netherpark Crescen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7 6T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Co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Noah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ole</text:p>
          </table:table-cell>
          <table:table-cell office:value-type="string" table:style-name="ce1">
            <text:p>21 Middlewich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3 9Y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Bi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ird</text:p>
          </table:table-cell>
          <table:table-cell office:value-type="string" table:style-name="ce1">
            <text:p>37 Thirsk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3 14D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Cu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eece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urtis</text:p>
          </table:table-cell>
          <table:table-cell office:value-type="string" table:style-name="ce1">
            <text:p>43 Cunnery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0 6X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Su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Z</text:p>
          </table:table-cell>
          <table:table-cell office:value-type="string" table:style-name="ce1">
            <text:p>Summers</text:p>
          </table:table-cell>
          <table:table-cell office:value-type="string" table:style-name="ce1">
            <text:p>98 Harehills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1 20C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Pe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80 Simone Weil Avenu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9 21R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Whi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eah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82 Abbey Row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7 5L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St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96 Long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6 18T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Ya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ia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ates</text:p>
          </table:table-cell>
          <table:table-cell office:value-type="string" table:style-name="ce1">
            <text:p>55 Annfield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2 3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Whi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Holli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21 Sutton Wick Lan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6 13F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Le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30 Gordon Terrac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0 17TM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Fit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Poppy</text:p>
          </table:table-cell>
          <table:table-cell office:value-type="string" table:style-name="ce1">
            <text:p>S</text:p>
          </table:table-cell>
          <table:table-cell office:value-type="string" table:style-name="ce1">
            <text:p>Fitzgerald</text:p>
          </table:table-cell>
          <table:table-cell office:value-type="string" table:style-name="ce1">
            <text:p>71 Academy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1 11J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Pic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bby</text:p>
          </table:table-cell>
          <table:table-cell office:value-type="string" table:style-name="ce1">
            <text:p>J</text:p>
          </table:table-cell>
          <table:table-cell office:value-type="string" table:style-name="ce1">
            <text:p>Pickering</text:p>
          </table:table-cell>
          <table:table-cell office:value-type="string" table:style-name="ce1">
            <text:p>3 Sea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5 16H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Rh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Kai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hodes</text:p>
          </table:table-cell>
          <table:table-cell office:value-type="string" table:style-name="ce1">
            <text:p>46 Redcliffe Way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2 7J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St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teele</text:p>
          </table:table-cell>
          <table:table-cell office:value-type="string" table:style-name="ce1">
            <text:p>21 Spilman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0 10R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Da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Ameli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aly</text:p>
          </table:table-cell>
          <table:table-cell office:value-type="string" table:style-name="ce1">
            <text:p>2 Emerson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 14Y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De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olli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52 Freezeland Lan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9 14C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No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ienn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orton</text:p>
          </table:table-cell>
          <table:table-cell office:value-type="string" table:style-name="ce1">
            <text:p>25 Holburn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3 14G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Duf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Francesc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uffy</text:p>
          </table:table-cell>
          <table:table-cell office:value-type="string" table:style-name="ce1">
            <text:p>71 Buckingham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1 9J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B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Elis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arrett</text:p>
          </table:table-cell>
          <table:table-cell office:value-type="string" table:style-name="ce1">
            <text:p>56 Victoria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6 3V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Pay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Elois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63 Friar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7 4R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Wi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Daniell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83 Withers Clos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3 1T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Ne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Dais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59 Sloe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4 5Y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Mo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Bethan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orrison</text:p>
          </table:table-cell>
          <table:table-cell office:value-type="string" table:style-name="ce1">
            <text:p>37 West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0 14B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O'B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yler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'Brien</text:p>
          </table:table-cell>
          <table:table-cell office:value-type="string" table:style-name="ce1">
            <text:p>57 Henley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4 4V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Doh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Pai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oherty</text:p>
          </table:table-cell>
          <table:table-cell office:value-type="string" table:style-name="ce1">
            <text:p>63 Fore S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5 2J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Ho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y</text:p>
          </table:table-cell>
          <table:table-cell office:value-type="string" table:style-name="ce1">
            <text:p>S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52 Caerfai Bay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1 7D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We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69 Hendford Hill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5 18E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Llo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loyd</text:p>
          </table:table-cell>
          <table:table-cell office:value-type="string" table:style-name="ce1">
            <text:p>43 Helland Bridg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 15H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ZWeb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Zo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ebb</text:p>
          </table:table-cell>
          <table:table-cell office:value-type="string" table:style-name="ce1">
            <text:p>94 Newmarket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5 10F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Pic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ickering</text:p>
          </table:table-cell>
          <table:table-cell office:value-type="string" table:style-name="ce1">
            <text:p>44 Stroud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6 7LY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Joh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Jad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70 Old Chapel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1 8R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Tuc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Rosi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14 George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4 13G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Pet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28 Botley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 18G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Fau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aulkner</text:p>
          </table:table-cell>
          <table:table-cell office:value-type="string" table:style-name="ce1">
            <text:p>18 Eastbourne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9 1V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M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44 Ash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1 12V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Hic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63 Glenurquhart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9 11JZ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Pe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ill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earce</text:p>
          </table:table-cell>
          <table:table-cell office:value-type="string" table:style-name="ce1">
            <text:p>73 Nottingham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3 1E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Kno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Georgin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Knowles</text:p>
          </table:table-cell>
          <table:table-cell office:value-type="string" table:style-name="ce1">
            <text:p>30 Scrimshire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8 19B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St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Jad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49 Stone Cellar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5 11E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Mo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amantha</text:p>
          </table:table-cell>
          <table:table-cell office:value-type="string" table:style-name="ce1">
            <text:p>I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41 St Denys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5 15N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No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uca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orton</text:p>
          </table:table-cell>
          <table:table-cell office:value-type="string" table:style-name="ce1">
            <text:p>96 Kendell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6 7L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Ca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lfi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ameron</text:p>
          </table:table-cell>
          <table:table-cell office:value-type="string" table:style-name="ce1">
            <text:p>20 Greyfriars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5 13A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ay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Ell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aylor</text:p>
          </table:table-cell>
          <table:table-cell office:value-type="string" table:style-name="ce1">
            <text:p>41 Prospect Hill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 16C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Mo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oss</text:p>
          </table:table-cell>
          <table:table-cell office:value-type="string" table:style-name="ce1">
            <text:p>85 Argyll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9 9T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Ma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nning</text:p>
          </table:table-cell>
          <table:table-cell office:value-type="string" table:style-name="ce1">
            <text:p>55 Old Edinburgh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 3H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Boy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oyle</text:p>
          </table:table-cell>
          <table:table-cell office:value-type="string" table:style-name="ce1">
            <text:p>61 Bishopthorpe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0 6E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Rog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ucy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66 Scotsburn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5 17J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Co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le</text:p>
          </table:table-cell>
          <table:table-cell office:value-type="string" table:style-name="ce1">
            <text:p>28 Victoria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9 2B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Br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28 Farburn Terrac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9 11M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Wi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Teg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72 High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2 5HJ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Wa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atts</text:p>
          </table:table-cell>
          <table:table-cell office:value-type="string" table:style-name="ce1">
            <text:p>84 Kent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6 21H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Wa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am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aters</text:p>
          </table:table-cell>
          <table:table-cell office:value-type="string" table:style-name="ce1">
            <text:p>4 Roman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9 3Z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Fi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J</text:p>
          </table:table-cell>
          <table:table-cell office:value-type="string" table:style-name="ce1">
            <text:p>Finch</text:p>
          </table:table-cell>
          <table:table-cell office:value-type="string" table:style-name="ce1">
            <text:p>49 Circle Way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 22K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Pe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Jad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62 Ilchester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5 17L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Si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85 St Andrews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4 5N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Coo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Georgin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oke</text:p>
          </table:table-cell>
          <table:table-cell office:value-type="string" table:style-name="ce1">
            <text:p>76 Malcolm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4 2V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Be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nson</text:p>
          </table:table-cell>
          <table:table-cell office:value-type="string" table:style-name="ce1">
            <text:p>63 St Andrews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5 14F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Nay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aitli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aylor</text:p>
          </table:table-cell>
          <table:table-cell office:value-type="string" table:style-name="ce1">
            <text:p>66 Middlewich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0 3M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Ow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hy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55 Consett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8 15G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Si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24 Princes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9 6L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Beg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Begum</text:p>
          </table:table-cell>
          <table:table-cell office:value-type="string" table:style-name="ce1">
            <text:p>34 Earls Avenu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3 20R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Rob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I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54 Caxton Plac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4 16D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Ow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uk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8 Hounslow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 14J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And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J</text:p>
          </table:table-cell>
          <table:table-cell office:value-type="string" table:style-name="ce1">
            <text:p>Andrews</text:p>
          </table:table-cell>
          <table:table-cell office:value-type="string" table:style-name="ce1">
            <text:p>68 Osborne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2 22J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Co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bbi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oates</text:p>
          </table:table-cell>
          <table:table-cell office:value-type="string" table:style-name="ce1">
            <text:p>39 George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9 1F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Br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radshaw</text:p>
          </table:table-cell>
          <table:table-cell office:value-type="string" table:style-name="ce1">
            <text:p>97 Buckingham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4 3H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Gou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I</text:p>
          </table:table-cell>
          <table:table-cell office:value-type="string" table:style-name="ce1">
            <text:p>Gough</text:p>
          </table:table-cell>
          <table:table-cell office:value-type="string" table:style-name="ce1">
            <text:p>85 St Andrews Lan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8 21S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Bri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Natha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riggs</text:p>
          </table:table-cell>
          <table:table-cell office:value-type="string" table:style-name="ce1">
            <text:p>72 Main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2 1H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Wi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Teg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Wilkins</text:p>
          </table:table-cell>
          <table:table-cell office:value-type="string" table:style-name="ce1">
            <text:p>2 Redcliffe Way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2 1R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Pay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Mega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59 South Crescen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5 20XL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Woo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Kati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32 Dunmow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1 7S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Da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aniels</text:p>
          </table:table-cell>
          <table:table-cell office:value-type="string" table:style-name="ce1">
            <text:p>48 Thornton S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7 20Y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McC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cCarthy</text:p>
          </table:table-cell>
          <table:table-cell office:value-type="string" table:style-name="ce1">
            <text:p>33 Warner Clos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2 12X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Fi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Ambe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inch</text:p>
          </table:table-cell>
          <table:table-cell office:value-type="string" table:style-name="ce1">
            <text:p>9 High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8 19C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We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eston</text:p>
          </table:table-cell>
          <table:table-cell office:value-type="string" table:style-name="ce1">
            <text:p>60 Ponteland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7 5T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C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mm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93 Coast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5 21X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Ri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inle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85 Trinity Crescen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0 15W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am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ammond</text:p>
          </table:table-cell>
          <table:table-cell office:value-type="string" table:style-name="ce1">
            <text:p>60 Gloucester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7 16R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Pop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Niamh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ope</text:p>
          </table:table-cell>
          <table:table-cell office:value-type="string" table:style-name="ce1">
            <text:p>81 Red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3 8E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Do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Luc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onnelly</text:p>
          </table:table-cell>
          <table:table-cell office:value-type="string" table:style-name="ce1">
            <text:p>2 Ross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2 22X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Re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28 Sandyhill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8 18L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Dou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15 Ballifeary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8 1Z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Hum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umphries</text:p>
          </table:table-cell>
          <table:table-cell office:value-type="string" table:style-name="ce1">
            <text:p>65 Newport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1 9Z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Be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enson</text:p>
          </table:table-cell>
          <table:table-cell office:value-type="string" table:style-name="ce1">
            <text:p>1 Park Plac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4 12X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Bu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Kate</text:p>
          </table:table-cell>
          <table:table-cell office:value-type="string" table:style-name="ce1">
            <text:p>Z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69 Eastbourne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5 18V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Gri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Daniell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riffin</text:p>
          </table:table-cell>
          <table:table-cell office:value-type="string" table:style-name="ce1">
            <text:p>63 Worthy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5 4D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Bla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Matild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lake</text:p>
          </table:table-cell>
          <table:table-cell office:value-type="string" table:style-name="ce1">
            <text:p>29 Hertingfordbury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3 1F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Cl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lish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larke</text:p>
          </table:table-cell>
          <table:table-cell office:value-type="string" table:style-name="ce1">
            <text:p>49 Ings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0 21R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Joh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yla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4 Layburn Cour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0 15K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By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Jasmin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yrne</text:p>
          </table:table-cell>
          <table:table-cell office:value-type="string" table:style-name="ce1">
            <text:p>60 West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9 12JD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Go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ordon</text:p>
          </table:table-cell>
          <table:table-cell office:value-type="string" table:style-name="ce1">
            <text:p>63 Rhosddu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5 20Z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Wi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Holl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89 Scarcroft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8 12Z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Wi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32 Merthyr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4 3N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Bax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Jad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axter</text:p>
          </table:table-cell>
          <table:table-cell office:value-type="string" table:style-name="ce1">
            <text:p>87 Castledore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8 16D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Pe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Imoge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Peacock</text:p>
          </table:table-cell>
          <table:table-cell office:value-type="string" table:style-name="ce1">
            <text:p>8 Broomfield Plac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3 21C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op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Tyle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Hopkins</text:p>
          </table:table-cell>
          <table:table-cell office:value-type="string" table:style-name="ce1">
            <text:p>32 Broomfield Plac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4 8Z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Ge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harli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35 Hertingfordbury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 14T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Fo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bby</text:p>
          </table:table-cell>
          <table:table-cell office:value-type="string" table:style-name="ce1">
            <text:p>W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41 Newmarket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2 12H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Br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80 Abbey Row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1 12T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Ric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le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ichards</text:p>
          </table:table-cell>
          <table:table-cell office:value-type="string" table:style-name="ce1">
            <text:p>77 Wenlock Terrac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3 2E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Hum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Jasmin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Humphries</text:p>
          </table:table-cell>
          <table:table-cell office:value-type="string" table:style-name="ce1">
            <text:p>17 Gloucester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 20D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Wat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melia</text:p>
          </table:table-cell>
          <table:table-cell office:value-type="string" table:style-name="ce1">
            <text:p>I</text:p>
          </table:table-cell>
          <table:table-cell office:value-type="string" table:style-name="ce1">
            <text:p>Waters</text:p>
          </table:table-cell>
          <table:table-cell office:value-type="string" table:style-name="ce1">
            <text:p>19 Argyll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8 13W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Pra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H</text:p>
          </table:table-cell>
          <table:table-cell office:value-type="string" table:style-name="ce1">
            <text:p>Pratt</text:p>
          </table:table-cell>
          <table:table-cell office:value-type="string" table:style-name="ce1">
            <text:p>26 Main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7 4F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Do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Holly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onnelly</text:p>
          </table:table-cell>
          <table:table-cell office:value-type="string" table:style-name="ce1">
            <text:p>15 Traill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2 20J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ZHus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Zo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27 Shire Oak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9 3G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Ar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91 Preston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6 3P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Po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57 Fosse Way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5 2X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Pic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llio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ickering</text:p>
          </table:table-cell>
          <table:table-cell office:value-type="string" table:style-name="ce1">
            <text:p>39 North Promenad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6 10R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Akh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khtar</text:p>
          </table:table-cell>
          <table:table-cell office:value-type="string" table:style-name="ce1">
            <text:p>53 Eastbourne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4 11V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Kem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aure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emp</text:p>
          </table:table-cell>
          <table:table-cell office:value-type="string" table:style-name="ce1">
            <text:p>55 Stamford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2 10KW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ob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Francesca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51 Shannon Way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8 19M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Woo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Ameli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25 Wrexham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4 4Y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C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Natha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arroll</text:p>
          </table:table-cell>
          <table:table-cell office:value-type="string" table:style-name="ce1">
            <text:p>31 Walden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1 5P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St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inla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30 Baldock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2 9M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Me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Keir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ellor</text:p>
          </table:table-cell>
          <table:table-cell office:value-type="string" table:style-name="ce1">
            <text:p>32 St Maurices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3 13J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Po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ollard</text:p>
          </table:table-cell>
          <table:table-cell office:value-type="string" table:style-name="ce1">
            <text:p>44 Prospect Hill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0 6YW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Wi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th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ilkinson</text:p>
          </table:table-cell>
          <table:table-cell office:value-type="string" table:style-name="ce1">
            <text:p>82 Old Edinburgh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1 8CW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Bra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Log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radshaw</text:p>
          </table:table-cell>
          <table:table-cell office:value-type="string" table:style-name="ce1">
            <text:p>21 Neville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5 16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Dav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mi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67 South Crescen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3 8F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ho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86 Front S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7 2WW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Cha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hamberlain</text:p>
          </table:table-cell>
          <table:table-cell office:value-type="string" table:style-name="ce1">
            <text:p>34 Winchester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9 13V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Pa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92 Old Edinburgh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9 8K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C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Libb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93 Prestwick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3 11T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Si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e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61 Wern Ddu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 7KH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Wi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ydi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63 North Promenad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9 5B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Gr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v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94 Oxford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0 9T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Ho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orton</text:p>
          </table:table-cell>
          <table:table-cell office:value-type="string" table:style-name="ce1">
            <text:p>57 Canterbury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9 14MJ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o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harli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onway</text:p>
          </table:table-cell>
          <table:table-cell office:value-type="string" table:style-name="ce1">
            <text:p>85 Balsham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7 21YV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Tu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eah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urnbull</text:p>
          </table:table-cell>
          <table:table-cell office:value-type="string" table:style-name="ce1">
            <text:p>65 Thornton S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0 20B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Le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Noah</text:p>
          </table:table-cell>
          <table:table-cell office:value-type="string" table:style-name="ce1">
            <text:p>Y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81 Academy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7 19GN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Llo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Kat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loyd</text:p>
          </table:table-cell>
          <table:table-cell office:value-type="string" table:style-name="ce1">
            <text:p>25 Thirsk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3 8M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Lo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87 Park Avenu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5 14F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Syk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Jasmin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ykes</text:p>
          </table:table-cell>
          <table:table-cell office:value-type="string" table:style-name="ce1">
            <text:p>47 Brynglas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6 9P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Gr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th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86 Wrexham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6 16H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Cr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ude</text:p>
          </table:table-cell>
          <table:table-cell office:value-type="string" table:style-name="ce1">
            <text:p>Z</text:p>
          </table:table-cell>
          <table:table-cell office:value-type="string" table:style-name="ce1">
            <text:p>Cross</text:p>
          </table:table-cell>
          <table:table-cell office:value-type="string" table:style-name="ce1">
            <text:p>3 Peachfield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5 4Z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Fit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Grac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itzgerald</text:p>
          </table:table-cell>
          <table:table-cell office:value-type="string" table:style-name="ce1">
            <text:p>27 Botley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5 14S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Ro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ol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82 Tonbridge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7 6D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Mid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Brook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iddleton</text:p>
          </table:table-cell>
          <table:table-cell office:value-type="string" table:style-name="ce1">
            <text:p>53 Lamphey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8 21Y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P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Georgin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Parkinson</text:p>
          </table:table-cell>
          <table:table-cell office:value-type="string" table:style-name="ce1">
            <text:p>3 Baldock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7 9W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Fl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ydi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letcher</text:p>
          </table:table-cell>
          <table:table-cell office:value-type="string" table:style-name="ce1">
            <text:p>66 Long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7 14N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Joh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88 Pendwyallt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7 16M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Bry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Fait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ryan</text:p>
          </table:table-cell>
          <table:table-cell office:value-type="string" table:style-name="ce1">
            <text:p>72 Cefn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1 8C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No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Holly</text:p>
          </table:table-cell>
          <table:table-cell office:value-type="string" table:style-name="ce1">
            <text:p>O</text:p>
          </table:table-cell>
          <table:table-cell office:value-type="string" table:style-name="ce1">
            <text:p>Norton</text:p>
          </table:table-cell>
          <table:table-cell office:value-type="string" table:style-name="ce1">
            <text:p>36 Crown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7 11M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Dav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vison</text:p>
          </table:table-cell>
          <table:table-cell office:value-type="string" table:style-name="ce1">
            <text:p>47 Marlborough Crescen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9 7J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Co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les</text:p>
          </table:table-cell>
          <table:table-cell office:value-type="string" table:style-name="ce1">
            <text:p>3 Bishopgate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0 1J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Ric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Noah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ichards</text:p>
          </table:table-cell>
          <table:table-cell office:value-type="string" table:style-name="ce1">
            <text:p>43 Horsefair Green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3 9L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Rob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omini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1 Great North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0 10M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Li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Ki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29 High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9 15M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Cox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Harrie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9 Chapel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8 5Z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Row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Kat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owley</text:p>
          </table:table-cell>
          <table:table-cell office:value-type="string" table:style-name="ce1">
            <text:p>61 Witney Way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7 3XB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Du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ohamme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69 Guildford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3 22L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Hu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yde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36 Cambridge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5 13A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W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Kai</text:p>
          </table:table-cell>
          <table:table-cell office:value-type="string" table:style-name="ce1">
            <text:p>F</text:p>
          </table:table-cell>
          <table:table-cell office:value-type="string" table:style-name="ce1">
            <text:p>Ward</text:p>
          </table:table-cell>
          <table:table-cell office:value-type="string" table:style-name="ce1">
            <text:p>84 Wressle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1 8F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a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V</text:p>
          </table:table-cell>
          <table:table-cell office:value-type="string" table:style-name="ce1">
            <text:p>Lawson</text:p>
          </table:table-cell>
          <table:table-cell office:value-type="string" table:style-name="ce1">
            <text:p>65 Mounthoolie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9 12C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You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Kati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81 Merthyr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4 5L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Rya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Graci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22 Fraserburgh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7 16T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Ke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Ev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Kent</text:p>
          </table:table-cell>
          <table:table-cell office:value-type="string" table:style-name="ce1">
            <text:p>8 Ivy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6 19M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Hea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Imoge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eath</text:p>
          </table:table-cell>
          <table:table-cell office:value-type="string" table:style-name="ce1">
            <text:p>80 Broomfield Plac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8 5R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Wa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Kat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Walters</text:p>
          </table:table-cell>
          <table:table-cell office:value-type="string" table:style-name="ce1">
            <text:p>63 Haslemere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 5G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Si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wan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33 Park End S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7 14V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St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tevenson</text:p>
          </table:table-cell>
          <table:table-cell office:value-type="string" table:style-name="ce1">
            <text:p>19 Main S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9 3M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Da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T</text:p>
          </table:table-cell>
          <table:table-cell office:value-type="string" table:style-name="ce1">
            <text:p>Daly</text:p>
          </table:table-cell>
          <table:table-cell office:value-type="string" table:style-name="ce1">
            <text:p>26 St Omers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4 20E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Be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ell</text:p>
          </table:table-cell>
          <table:table-cell office:value-type="string" table:style-name="ce1">
            <text:p>23 Trinity Crescen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5 8H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Hod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ucy</text:p>
          </table:table-cell>
          <table:table-cell office:value-type="string" table:style-name="ce1">
            <text:p>F</text:p>
          </table:table-cell>
          <table:table-cell office:value-type="string" table:style-name="ce1">
            <text:p>Hodgson</text:p>
          </table:table-cell>
          <table:table-cell office:value-type="string" table:style-name="ce1">
            <text:p>32 Walwyn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 6X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Jo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74 Maidstone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1 3M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Hus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ussain</text:p>
          </table:table-cell>
          <table:table-cell office:value-type="string" table:style-name="ce1">
            <text:p>80 Sandyhill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9 2S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Po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lliot</text:p>
          </table:table-cell>
          <table:table-cell office:value-type="string" table:style-name="ce1">
            <text:p>I</text:p>
          </table:table-cell>
          <table:table-cell office:value-type="string" table:style-name="ce1">
            <text:p>Poole</text:p>
          </table:table-cell>
          <table:table-cell office:value-type="string" table:style-name="ce1">
            <text:p>29 Caerfai Bay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4 12E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Th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horpe</text:p>
          </table:table-cell>
          <table:table-cell office:value-type="string" table:style-name="ce1">
            <text:p>31 Southern Way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 22M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Ty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Jodie</text:p>
          </table:table-cell>
          <table:table-cell office:value-type="string" table:style-name="ce1">
            <text:p>O</text:p>
          </table:table-cell>
          <table:table-cell office:value-type="string" table:style-name="ce1">
            <text:p>Tyler</text:p>
          </table:table-cell>
          <table:table-cell office:value-type="string" table:style-name="ce1">
            <text:p>67 Bury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4 9D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Co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65 Newmarket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0 16EY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P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lliot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arry</text:p>
          </table:table-cell>
          <table:table-cell office:value-type="string" table:style-name="ce1">
            <text:p>67 Copthorne Way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2 7B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Ha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ale</text:p>
          </table:table-cell>
          <table:table-cell office:value-type="string" table:style-name="ce1">
            <text:p>3 Chapel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9 16C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Tod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60 Boar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6 6M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Tu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lli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Turner</text:p>
          </table:table-cell>
          <table:table-cell office:value-type="string" table:style-name="ce1">
            <text:p>18 Overton Circl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0 2F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Fau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uk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ulkner</text:p>
          </table:table-cell>
          <table:table-cell office:value-type="string" table:style-name="ce1">
            <text:p>44 Caradon Hill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4 16T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Po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99 Carriers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1 1M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Ho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Holden</text:p>
          </table:table-cell>
          <table:table-cell office:value-type="string" table:style-name="ce1">
            <text:p>79 Park End S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9 19H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Tod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y</text:p>
          </table:table-cell>
          <table:table-cell office:value-type="string" table:style-name="ce1">
            <text:p>J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38 High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8 17S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Mo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ud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oran</text:p>
          </table:table-cell>
          <table:table-cell office:value-type="string" table:style-name="ce1">
            <text:p>43 Foregate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4 4G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Si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allu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33 South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7 11P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Cha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Luc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handler</text:p>
          </table:table-cell>
          <table:table-cell office:value-type="string" table:style-name="ce1">
            <text:p>77 Wade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8 22N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Owe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Madi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wen</text:p>
          </table:table-cell>
          <table:table-cell office:value-type="string" table:style-name="ce1">
            <text:p>46 Ponteland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9 22V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Sh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hah</text:p>
          </table:table-cell>
          <table:table-cell office:value-type="string" table:style-name="ce1">
            <text:p>6 Bishopthorpe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2 18M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B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Isobe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rton</text:p>
          </table:table-cell>
          <table:table-cell office:value-type="string" table:style-name="ce1">
            <text:p>16 Newport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5 2R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St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teele</text:p>
          </table:table-cell>
          <table:table-cell office:value-type="string" table:style-name="ce1">
            <text:p>54 Bootham Crescen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6 20T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Rob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Paig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74 Overton Circl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8 1K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Doh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e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oherty</text:p>
          </table:table-cell>
          <table:table-cell office:value-type="string" table:style-name="ce1">
            <text:p>15 Fore S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1 8E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Si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1 Caerfai Bay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9 2C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Bu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inle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64 Ross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4 21X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Dic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Kayleigh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ickinson</text:p>
          </table:table-cell>
          <table:table-cell office:value-type="string" table:style-name="ce1">
            <text:p>51 York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5 2MK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P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34 Southern Way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5 10L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Gr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allu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raham</text:p>
          </table:table-cell>
          <table:table-cell office:value-type="string" table:style-name="ce1">
            <text:p>99 Trehafod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1 9W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Bo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oyle</text:p>
          </table:table-cell>
          <table:table-cell office:value-type="string" table:style-name="ce1">
            <text:p>47 Worthy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8 10T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Bl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ye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lake</text:p>
          </table:table-cell>
          <table:table-cell office:value-type="string" table:style-name="ce1">
            <text:p>61 Prestwick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3 6M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Nob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ominic</text:p>
          </table:table-cell>
          <table:table-cell office:value-type="string" table:style-name="ce1">
            <text:p>I</text:p>
          </table:table-cell>
          <table:table-cell office:value-type="string" table:style-name="ce1">
            <text:p>Noble</text:p>
          </table:table-cell>
          <table:table-cell office:value-type="string" table:style-name="ce1">
            <text:p>18 Gloucester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1 14C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Cro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Kat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ross</text:p>
          </table:table-cell>
          <table:table-cell office:value-type="string" table:style-name="ce1">
            <text:p>2 Prince Consort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7 13B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G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Kat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Gardiner</text:p>
          </table:table-cell>
          <table:table-cell office:value-type="string" table:style-name="ce1">
            <text:p>38 Ross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3 21N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Bak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Holli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54 Haslemere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9 9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Cox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63 Abingdon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6 20N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Joh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26 Consett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6 19H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Co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sh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42 Park Avenu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5 18JJ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Da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vie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aly</text:p>
          </table:table-cell>
          <table:table-cell office:value-type="string" table:style-name="ce1">
            <text:p>77 Harehills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6 8W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Mia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Georgin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ah</text:p>
          </table:table-cell>
          <table:table-cell office:value-type="string" table:style-name="ce1">
            <text:p>84 Wrexham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5 2L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Gib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I</text:p>
          </table:table-cell>
          <table:table-cell office:value-type="string" table:style-name="ce1">
            <text:p>Gibbs</text:p>
          </table:table-cell>
          <table:table-cell office:value-type="string" table:style-name="ce1">
            <text:p>89 Ballifeary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6 10VZ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Bi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sh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irch</text:p>
          </table:table-cell>
          <table:table-cell office:value-type="string" table:style-name="ce1">
            <text:p>45 Petworth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8 8P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Ry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74 Whitchurch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6 21K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Hay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Kayleig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aynes</text:p>
          </table:table-cell>
          <table:table-cell office:value-type="string" table:style-name="ce1">
            <text:p>64 Earls Avenu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7 7D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harli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41 Great Western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9 6FZ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Bev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evan</text:p>
          </table:table-cell>
          <table:table-cell office:value-type="string" table:style-name="ce1">
            <text:p>51 Bullwood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4 15T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Sla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Bethan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later</text:p>
          </table:table-cell>
          <table:table-cell office:value-type="string" table:style-name="ce1">
            <text:p>50 Wood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7 15MH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Ka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y</text:p>
          </table:table-cell>
          <table:table-cell office:value-type="string" table:style-name="ce1">
            <text:p>34 Great North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5 15A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He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89 Bootham Terrac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 4R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Ho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olland</text:p>
          </table:table-cell>
          <table:table-cell office:value-type="string" table:style-name="ce1">
            <text:p>76 Tonbridge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4 6E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Whi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hittaker</text:p>
          </table:table-cell>
          <table:table-cell office:value-type="string" table:style-name="ce1">
            <text:p>11 Canterbury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0 13V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Jo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41 York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2 21C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Co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nway</text:p>
          </table:table-cell>
          <table:table-cell office:value-type="string" table:style-name="ce1">
            <text:p>96 Marlborough Crescen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2 3X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God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odfrey</text:p>
          </table:table-cell>
          <table:table-cell office:value-type="string" table:style-name="ce1">
            <text:p>57 Maidstone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 1W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Pa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90 Newgate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3 20W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You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A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71 Ash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6 2Y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Br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Grac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Bray</text:p>
          </table:table-cell>
          <table:table-cell office:value-type="string" table:style-name="ce1">
            <text:p>83 Buckingham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5 12E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Tod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12 Main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7 10D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Dic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ickinson</text:p>
          </table:table-cell>
          <table:table-cell office:value-type="string" table:style-name="ce1">
            <text:p>18 Caxton Plac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0 4S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Co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oates</text:p>
          </table:table-cell>
          <table:table-cell office:value-type="string" table:style-name="ce1">
            <text:p>8 Bath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1 13S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Ha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Kyle</text:p>
          </table:table-cell>
          <table:table-cell office:value-type="string" table:style-name="ce1">
            <text:p>I</text:p>
          </table:table-cell>
          <table:table-cell office:value-type="string" table:style-name="ce1">
            <text:p>Hanson</text:p>
          </table:table-cell>
          <table:table-cell office:value-type="string" table:style-name="ce1">
            <text:p>82 Simone Weil Avenu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7 21L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Fl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lish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letcher</text:p>
          </table:table-cell>
          <table:table-cell office:value-type="string" table:style-name="ce1">
            <text:p>12 Souterhead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9 10S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Dea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81 Cunnery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 15E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Mi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iah</text:p>
          </table:table-cell>
          <table:table-cell office:value-type="string" table:style-name="ce1">
            <text:p>35 Ings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8 20E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Nas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Lydi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ash</text:p>
          </table:table-cell>
          <table:table-cell office:value-type="string" table:style-name="ce1">
            <text:p>9 Balsham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4 12Y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Po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34 Great North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3 7F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Ba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aldwin</text:p>
          </table:table-cell>
          <table:table-cell office:value-type="string" table:style-name="ce1">
            <text:p>44 Netherpark Crescen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1 10PE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Fr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Natha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reeman</text:p>
          </table:table-cell>
          <table:table-cell office:value-type="string" table:style-name="ce1">
            <text:p>7 Spilman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8 13M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Co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ominic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oles</text:p>
          </table:table-cell>
          <table:table-cell office:value-type="string" table:style-name="ce1">
            <text:p>6 Ramsgate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4 7Z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Pay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ophi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3 Buckingham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3 5H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And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ol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1 Brynglas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1 5W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Fr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Fry</text:p>
          </table:table-cell>
          <table:table-cell office:value-type="string" table:style-name="ce1">
            <text:p>67 Pendwyallt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3 11A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Hob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I</text:p>
          </table:table-cell>
          <table:table-cell office:value-type="string" table:style-name="ce1">
            <text:p>Hobbs</text:p>
          </table:table-cell>
          <table:table-cell office:value-type="string" table:style-name="ce1">
            <text:p>94 Hexham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2 9K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Mi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id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itchell</text:p>
          </table:table-cell>
          <table:table-cell office:value-type="string" table:style-name="ce1">
            <text:p>33 Princes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1 17K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YHay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Yasm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ayes</text:p>
          </table:table-cell>
          <table:table-cell office:value-type="string" table:style-name="ce1">
            <text:p>37 Stroud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 21V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Gri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Popp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riffin</text:p>
          </table:table-cell>
          <table:table-cell office:value-type="string" table:style-name="ce1">
            <text:p>12 Wartnaby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8 6Z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Gou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yde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ough</text:p>
          </table:table-cell>
          <table:table-cell office:value-type="string" table:style-name="ce1">
            <text:p>8 Lairg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9 3S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Jo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R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64 Caxton Plac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5 6S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B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arker</text:p>
          </table:table-cell>
          <table:table-cell office:value-type="string" table:style-name="ce1">
            <text:p>9 Crescent Avenu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0 20H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Sh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hort</text:p>
          </table:table-cell>
          <table:table-cell office:value-type="string" table:style-name="ce1">
            <text:p>65 Scotswood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5 13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Ow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Grac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21 Red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0 9F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Pa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wa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35 Gordon Terrac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2 9F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Rob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ore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99 Hudson S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 2S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Ro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I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54 Kendell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7 4N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Mo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bb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rrison</text:p>
          </table:table-cell>
          <table:table-cell office:value-type="string" table:style-name="ce1">
            <text:p>27 Winchester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3 22V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Mat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i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34 Ash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6 4S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Bev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Teg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evan</text:p>
          </table:table-cell>
          <table:table-cell office:value-type="string" table:style-name="ce1">
            <text:p>34 Russell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2 22KK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Beg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Millie</text:p>
          </table:table-cell>
          <table:table-cell office:value-type="string" table:style-name="ce1">
            <text:p>Z</text:p>
          </table:table-cell>
          <table:table-cell office:value-type="string" table:style-name="ce1">
            <text:p>Begum</text:p>
          </table:table-cell>
          <table:table-cell office:value-type="string" table:style-name="ce1">
            <text:p>77 East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2 18B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Bry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Keir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ryan</text:p>
          </table:table-cell>
          <table:table-cell office:value-type="string" table:style-name="ce1">
            <text:p>43 Huntly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7 9W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Hob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obbs</text:p>
          </table:table-cell>
          <table:table-cell office:value-type="string" table:style-name="ce1">
            <text:p>97 Great Western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7 10B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Fr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raser</text:p>
          </table:table-cell>
          <table:table-cell office:value-type="string" table:style-name="ce1">
            <text:p>88 Gordon Terrac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0 19S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Mu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88 Caerfai Bay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3 10Z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Atk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tkinson</text:p>
          </table:table-cell>
          <table:table-cell office:value-type="string" table:style-name="ce1">
            <text:p>73 Merthyr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3 12T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El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43 Hounslow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5 13T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Ben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enson</text:p>
          </table:table-cell>
          <table:table-cell office:value-type="string" table:style-name="ce1">
            <text:p>66 South Crescen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 14V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Do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id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oyle</text:p>
          </table:table-cell>
          <table:table-cell office:value-type="string" table:style-name="ce1">
            <text:p>61 Boughton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1 6Y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H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s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argreaves</text:p>
          </table:table-cell>
          <table:table-cell office:value-type="string" table:style-name="ce1">
            <text:p>81 South Crescen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4 5Y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Dav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Kayleigh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avison</text:p>
          </table:table-cell>
          <table:table-cell office:value-type="string" table:style-name="ce1">
            <text:p>29 Emerson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2 12Z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Fo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Laure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Forster</text:p>
          </table:table-cell>
          <table:table-cell office:value-type="string" table:style-name="ce1">
            <text:p>40 Gloucester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9 10X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Leo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Samanth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eonard</text:p>
          </table:table-cell>
          <table:table-cell office:value-type="string" table:style-name="ce1">
            <text:p>89 Grenoble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4 19V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Pr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19 Old Chapel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8 6L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Law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Kat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55 Ermin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 16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Joy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29 Withers Clos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9 16T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Sh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k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39 Fosse Way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1 19M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Dy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yer</text:p>
          </table:table-cell>
          <table:table-cell office:value-type="string" table:style-name="ce1">
            <text:p>35 Abbey Row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1 8C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Nic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Sophi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icholson</text:p>
          </table:table-cell>
          <table:table-cell office:value-type="string" table:style-name="ce1">
            <text:p>32 Rowland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7 20P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God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ddiso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odfrey</text:p>
          </table:table-cell>
          <table:table-cell office:value-type="string" table:style-name="ce1">
            <text:p>92 New Dover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 9EH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Rob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Owen</text:p>
          </table:table-cell>
          <table:table-cell office:value-type="string" table:style-name="ce1">
            <text:p>I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64 Emerson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3 15A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Le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65 Mill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4 4Y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Nob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ble</text:p>
          </table:table-cell>
          <table:table-cell office:value-type="string" table:style-name="ce1">
            <text:p>2 Monks Way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3 18A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Wa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Ameli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all</text:p>
          </table:table-cell>
          <table:table-cell office:value-type="string" table:style-name="ce1">
            <text:p>35 Warner Clos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8 19D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Wa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alters</text:p>
          </table:table-cell>
          <table:table-cell office:value-type="string" table:style-name="ce1">
            <text:p>82 Lammas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1 1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Kh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69 Huntly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4 14H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Sau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Popp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aunders</text:p>
          </table:table-cell>
          <table:table-cell office:value-type="string" table:style-name="ce1">
            <text:p>34 Station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3 4YJ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Nob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oble</text:p>
          </table:table-cell>
          <table:table-cell office:value-type="string" table:style-name="ce1">
            <text:p>40 Circle Way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2 7PK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Bev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Z</text:p>
          </table:table-cell>
          <table:table-cell office:value-type="string" table:style-name="ce1">
            <text:p>Bevan</text:p>
          </table:table-cell>
          <table:table-cell office:value-type="string" table:style-name="ce1">
            <text:p>67 Cefn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5 6F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H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Zar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91 Fraserburgh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9 6R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G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Shanno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Garner</text:p>
          </table:table-cell>
          <table:table-cell office:value-type="string" table:style-name="ce1">
            <text:p>25 Kendell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9 20S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Ree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Evi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ees</text:p>
          </table:table-cell>
          <table:table-cell office:value-type="string" table:style-name="ce1">
            <text:p>15 Hexham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8 4P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Mas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Georgin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98 Souterhead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 6A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Whi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91 Nottingham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9 7A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li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liver</text:p>
          </table:table-cell>
          <table:table-cell office:value-type="string" table:style-name="ce1">
            <text:p>58 Argyll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3 21WV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No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bby</text:p>
          </table:table-cell>
          <table:table-cell office:value-type="string" table:style-name="ce1">
            <text:p>O</text:p>
          </table:table-cell>
          <table:table-cell office:value-type="string" table:style-name="ce1">
            <text:p>Norris</text:p>
          </table:table-cell>
          <table:table-cell office:value-type="string" table:style-name="ce1">
            <text:p>35 Terrick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4 8G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Bo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y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ond</text:p>
          </table:table-cell>
          <table:table-cell office:value-type="string" table:style-name="ce1">
            <text:p>76 Harrogate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7 19HV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Web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rchi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Webb</text:p>
          </table:table-cell>
          <table:table-cell office:value-type="string" table:style-name="ce1">
            <text:p>38 Whatlington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2 10BZ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Met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y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etcalfe</text:p>
          </table:table-cell>
          <table:table-cell office:value-type="string" table:style-name="ce1">
            <text:p>24 Farburn Terrac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0 6AK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93 Rhosddu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5 11BG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Fow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Jodi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owler</text:p>
          </table:table-cell>
          <table:table-cell office:value-type="string" table:style-name="ce1">
            <text:p>93 Canterbury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4 9E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Bi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ird</text:p>
          </table:table-cell>
          <table:table-cell office:value-type="string" table:style-name="ce1">
            <text:p>98 High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4 4B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O'C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ddi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'Connor</text:p>
          </table:table-cell>
          <table:table-cell office:value-type="string" table:style-name="ce1">
            <text:p>66 Asfordby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7 18Y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Fe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Charli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Ferguson</text:p>
          </table:table-cell>
          <table:table-cell office:value-type="string" table:style-name="ce1">
            <text:p>55 Jedburgh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1 9H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Kh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4 Buckingham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3 15K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Coo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Kayleigh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ooke</text:p>
          </table:table-cell>
          <table:table-cell office:value-type="string" table:style-name="ce1">
            <text:p>85 Iffley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2 20D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Ham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Jad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mmond</text:p>
          </table:table-cell>
          <table:table-cell office:value-type="string" table:style-name="ce1">
            <text:p>39 Princes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5 22A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Pe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65 Peachfield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7 22V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Mo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ley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oore</text:p>
          </table:table-cell>
          <table:table-cell office:value-type="string" table:style-name="ce1">
            <text:p>45 Vicar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4 22N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Dav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vies</text:p>
          </table:table-cell>
          <table:table-cell office:value-type="string" table:style-name="ce1">
            <text:p>65 Huntly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0 17D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Cla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Maisi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18 Trehafod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5 1W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Ri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Cery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12 Monks Way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2 8E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Smi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Kat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33 Botley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0 12S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Do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oyle</text:p>
          </table:table-cell>
          <table:table-cell office:value-type="string" table:style-name="ce1">
            <text:p>67 Jesmond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3 7C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Be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vi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59 Witney Way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3 5F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Pe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31 Chapel Lan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0 9X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Bo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harli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Booth</text:p>
          </table:table-cell>
          <table:table-cell office:value-type="string" table:style-name="ce1">
            <text:p>45 Marcham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5 10X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Sto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bigail</text:p>
          </table:table-cell>
          <table:table-cell office:value-type="string" table:style-name="ce1">
            <text:p>J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70 Wade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2 1X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Ski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kinner</text:p>
          </table:table-cell>
          <table:table-cell office:value-type="string" table:style-name="ce1">
            <text:p>78 Spilman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2 21A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Hic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inley</text:p>
          </table:table-cell>
          <table:table-cell office:value-type="string" table:style-name="ce1">
            <text:p>J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51 Neville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3 20EJ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Bak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53 London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6 13Z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De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hy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68 Thompsons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4 16M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Ne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og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83 Monks Way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6 9S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Sha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Brook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harp</text:p>
          </table:table-cell>
          <table:table-cell office:value-type="string" table:style-name="ce1">
            <text:p>33 Terrick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0 3H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Mi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ohamme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Mitchell</text:p>
          </table:table-cell>
          <table:table-cell office:value-type="string" table:style-name="ce1">
            <text:p>95 Glenurquhart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8 6T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Fi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ield</text:p>
          </table:table-cell>
          <table:table-cell office:value-type="string" table:style-name="ce1">
            <text:p>64 Grey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6 12W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Ki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irby</text:p>
          </table:table-cell>
          <table:table-cell office:value-type="string" table:style-name="ce1">
            <text:p>93 Park End S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8 21A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Al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18 Hampton Court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5 9J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Wal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Walsh</text:p>
          </table:table-cell>
          <table:table-cell office:value-type="string" table:style-name="ce1">
            <text:p>39 Temple Way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6 14L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De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oui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4 Iffley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3 12J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Ro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hy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owe</text:p>
          </table:table-cell>
          <table:table-cell office:value-type="string" table:style-name="ce1">
            <text:p>83 Marcham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7 12N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Bri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riggs</text:p>
          </table:table-cell>
          <table:table-cell office:value-type="string" table:style-name="ce1">
            <text:p>51 Harrogate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8 17R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Kh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Francesc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44 Freezeland Lan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6 2D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Ma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ecla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Manning</text:p>
          </table:table-cell>
          <table:table-cell office:value-type="string" table:style-name="ce1">
            <text:p>71 Emerson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1 9D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Hu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aile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umphreys</text:p>
          </table:table-cell>
          <table:table-cell office:value-type="string" table:style-name="ce1">
            <text:p>87 Sloe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5 6X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Sch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lexandr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chofield</text:p>
          </table:table-cell>
          <table:table-cell office:value-type="string" table:style-name="ce1">
            <text:p>18 Iolaire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9 9E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Pe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eacock</text:p>
          </table:table-cell>
          <table:table-cell office:value-type="string" table:style-name="ce1">
            <text:p>38 Ballifeary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8 11C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Osb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Paig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Osborne</text:p>
          </table:table-cell>
          <table:table-cell office:value-type="string" table:style-name="ce1">
            <text:p>83 Wressle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8 8R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Si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Ti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inclair</text:p>
          </table:table-cell>
          <table:table-cell office:value-type="string" table:style-name="ce1">
            <text:p>86 Haslemere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7 13F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Da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ale</text:p>
          </table:table-cell>
          <table:table-cell office:value-type="string" table:style-name="ce1">
            <text:p>69 Vicar Lan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4 7LT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Le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45 Leicester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2 16W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Mos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Francesc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oss</text:p>
          </table:table-cell>
          <table:table-cell office:value-type="string" table:style-name="ce1">
            <text:p>46 Ramsgate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0 21C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Tom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omlinson</text:p>
          </table:table-cell>
          <table:table-cell office:value-type="string" table:style-name="ce1">
            <text:p>41 Iolaire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6 20Z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Lo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lfi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62 Uxbridge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5 21F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Du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ery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24 Main S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0 17S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Ha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Hancock</text:p>
          </table:table-cell>
          <table:table-cell office:value-type="string" table:style-name="ce1">
            <text:p>69 South Western Terrac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5 22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God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Scarlet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odfrey</text:p>
          </table:table-cell>
          <table:table-cell office:value-type="string" table:style-name="ce1">
            <text:p>42 Walden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4 3E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Pat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Brooke</text:p>
          </table:table-cell>
          <table:table-cell office:value-type="string" table:style-name="ce1">
            <text:p>H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27 South Western Terrac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6 17A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Rob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Ki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9 Park Avenu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4 20L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Boy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oyle</text:p>
          </table:table-cell>
          <table:table-cell office:value-type="string" table:style-name="ce1">
            <text:p>66 Tadcaster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4 6W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But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Isabell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utler</text:p>
          </table:table-cell>
          <table:table-cell office:value-type="string" table:style-name="ce1">
            <text:p>47 Canterbury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7 12L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Wri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3 Chapel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9 3W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Pri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ritchard</text:p>
          </table:table-cell>
          <table:table-cell office:value-type="string" table:style-name="ce1">
            <text:p>59 Mill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7 9A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La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v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31 Circle Way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 20A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Doh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Lil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oherty</text:p>
          </table:table-cell>
          <table:table-cell office:value-type="string" table:style-name="ce1">
            <text:p>32 Northgate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4 5K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Be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Ka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entley</text:p>
          </table:table-cell>
          <table:table-cell office:value-type="string" table:style-name="ce1">
            <text:p>19 Davids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9 4Y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Ar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37 Seaford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1 18J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Co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Natash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ates</text:p>
          </table:table-cell>
          <table:table-cell office:value-type="string" table:style-name="ce1">
            <text:p>37 Ockham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3 21T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Ba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llio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70 Station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6 7B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Dy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Oliver</text:p>
          </table:table-cell>
          <table:table-cell office:value-type="string" table:style-name="ce1">
            <text:p>J</text:p>
          </table:table-cell>
          <table:table-cell office:value-type="string" table:style-name="ce1">
            <text:p>Dyer</text:p>
          </table:table-cell>
          <table:table-cell office:value-type="string" table:style-name="ce1">
            <text:p>57 Front S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5 5TM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Gou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eece</text:p>
          </table:table-cell>
          <table:table-cell office:value-type="string" table:style-name="ce1">
            <text:p>H</text:p>
          </table:table-cell>
          <table:table-cell office:value-type="string" table:style-name="ce1">
            <text:p>Gough</text:p>
          </table:table-cell>
          <table:table-cell office:value-type="string" table:style-name="ce1">
            <text:p>61 Guildford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6 8T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Ing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Jodi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Ingram</text:p>
          </table:table-cell>
          <table:table-cell office:value-type="string" table:style-name="ce1">
            <text:p>66 Broad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7 12L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Co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Connor</text:p>
          </table:table-cell>
          <table:table-cell office:value-type="string" table:style-name="ce1">
            <text:p>75 Helland Bridg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5 2P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Whi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eec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72 Dover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5 2N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Sch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Jodi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chofield</text:p>
          </table:table-cell>
          <table:table-cell office:value-type="string" table:style-name="ce1">
            <text:p>67 Stone S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1 10L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a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lish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aniels</text:p>
          </table:table-cell>
          <table:table-cell office:value-type="string" table:style-name="ce1">
            <text:p>40 Ermin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5 2F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Mo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Ti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oran</text:p>
          </table:table-cell>
          <table:table-cell office:value-type="string" table:style-name="ce1">
            <text:p>2 Park Row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9 3B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Mc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Lean</text:p>
          </table:table-cell>
          <table:table-cell office:value-type="string" table:style-name="ce1">
            <text:p>44 Lincoln Green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3 13N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Kh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Kier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20 Seafield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6 4A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Bi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ishop</text:p>
          </table:table-cell>
          <table:table-cell office:value-type="string" table:style-name="ce1">
            <text:p>56 St Dunstans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2 15K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a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tha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amb</text:p>
          </table:table-cell>
          <table:table-cell office:value-type="string" table:style-name="ce1">
            <text:p>83 York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9 21KZ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Buc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aliyah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uckley</text:p>
          </table:table-cell>
          <table:table-cell office:value-type="string" table:style-name="ce1">
            <text:p>62 Whatlington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8 13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u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Ameli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urner</text:p>
          </table:table-cell>
          <table:table-cell office:value-type="string" table:style-name="ce1">
            <text:p>81 Malcolm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2 21A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Mah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K</text:p>
          </table:table-cell>
          <table:table-cell office:value-type="string" table:style-name="ce1">
            <text:p>Mahmood</text:p>
          </table:table-cell>
          <table:table-cell office:value-type="string" table:style-name="ce1">
            <text:p>8 Annfield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4 11YJ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Dob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Dobson</text:p>
          </table:table-cell>
          <table:table-cell office:value-type="string" table:style-name="ce1">
            <text:p>78 Walden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4 17X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Hop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Hope</text:p>
          </table:table-cell>
          <table:table-cell office:value-type="string" table:style-name="ce1">
            <text:p>65 Ponteland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3 4Z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Mo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w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ss</text:p>
          </table:table-cell>
          <table:table-cell office:value-type="string" table:style-name="ce1">
            <text:p>54 Cefn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3 4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We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46 Clasper Way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1 6L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Ma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oui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53 Shire Oak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0 11V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H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18 Guild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5 20NV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Mar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Domin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rsden</text:p>
          </table:table-cell>
          <table:table-cell office:value-type="string" table:style-name="ce1">
            <text:p>88 Colorado Way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6 5D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Sim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delein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5 Front S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2 2G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Jo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k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83 Brackley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5 19H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Ash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Ashton</text:p>
          </table:table-cell>
          <table:table-cell office:value-type="string" table:style-name="ce1">
            <text:p>15 Hertingfordbury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8 20N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Wa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aters</text:p>
          </table:table-cell>
          <table:table-cell office:value-type="string" table:style-name="ce1">
            <text:p>42 Abingdon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7 11X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Pic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e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ickering</text:p>
          </table:table-cell>
          <table:table-cell office:value-type="string" table:style-name="ce1">
            <text:p>56 Well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2 17P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Bu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80 Jedburgh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3 14T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Cam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Lydi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51 Broad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0 15J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Pat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ddiso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75 Newport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8 2Y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Fow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Libb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wler</text:p>
          </table:table-cell>
          <table:table-cell office:value-type="string" table:style-name="ce1">
            <text:p>47 Kent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6 1L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Ma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allum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82 Park Avenu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9 5R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Je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harli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12 Thames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5 9G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O'B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ud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'Brien</text:p>
          </table:table-cell>
          <table:table-cell office:value-type="string" table:style-name="ce1">
            <text:p>83 Scotsburn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8 15P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Hay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aynes</text:p>
          </table:table-cell>
          <table:table-cell office:value-type="string" table:style-name="ce1">
            <text:p>91 Front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1 9R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ZWa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Zachar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aters</text:p>
          </table:table-cell>
          <table:table-cell office:value-type="string" table:style-name="ce1">
            <text:p>18 Felix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9 16C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Cl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larke</text:p>
          </table:table-cell>
          <table:table-cell office:value-type="string" table:style-name="ce1">
            <text:p>90 Brackley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9 6D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Pri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olli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77 Quay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6 16F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Bu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Ev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ull</text:p>
          </table:table-cell>
          <table:table-cell office:value-type="string" table:style-name="ce1">
            <text:p>24 Withers Clos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7 14C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Sh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7 Stroude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7 3T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F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ill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armer</text:p>
          </table:table-cell>
          <table:table-cell office:value-type="string" table:style-name="ce1">
            <text:p>66 Thames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1 17NB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Whi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itehead</text:p>
          </table:table-cell>
          <table:table-cell office:value-type="string" table:style-name="ce1">
            <text:p>46 Bishopthorpe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4 3S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Row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bby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owe</text:p>
          </table:table-cell>
          <table:table-cell office:value-type="string" table:style-name="ce1">
            <text:p>5 Southlands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6 2E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How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Naomi</text:p>
          </table:table-cell>
          <table:table-cell office:value-type="string" table:style-name="ce1">
            <text:p>Z</text:p>
          </table:table-cell>
          <table:table-cell office:value-type="string" table:style-name="ce1">
            <text:p>Howe</text:p>
          </table:table-cell>
          <table:table-cell office:value-type="string" table:style-name="ce1">
            <text:p>79 Prestwick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5 5C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Co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mi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1 Caerfai Bay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8 20E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Pot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Frances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otter</text:p>
          </table:table-cell>
          <table:table-cell office:value-type="string" table:style-name="ce1">
            <text:p>79 Scotswood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4 9F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Kau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aur</text:p>
          </table:table-cell>
          <table:table-cell office:value-type="string" table:style-name="ce1">
            <text:p>96 St James Bouleva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4 21Y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Sch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Kier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chofield</text:p>
          </table:table-cell>
          <table:table-cell office:value-type="string" table:style-name="ce1">
            <text:p>11 Bath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1 10H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He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eath</text:p>
          </table:table-cell>
          <table:table-cell office:value-type="string" table:style-name="ce1">
            <text:p>82 Huntly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3 1X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Al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Demi</text:p>
          </table:table-cell>
          <table:table-cell office:value-type="string" table:style-name="ce1">
            <text:p>J</text:p>
          </table:table-cell>
          <table:table-cell office:value-type="string" table:style-name="ce1">
            <text:p>Allan</text:p>
          </table:table-cell>
          <table:table-cell office:value-type="string" table:style-name="ce1">
            <text:p>52 Argyll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 9E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Ma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ida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60 Fulford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7 9B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Gi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Gilbert</text:p>
          </table:table-cell>
          <table:table-cell office:value-type="string" table:style-name="ce1">
            <text:p>96 Balsham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8 7V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New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ewton</text:p>
          </table:table-cell>
          <table:table-cell office:value-type="string" table:style-name="ce1">
            <text:p>39 Friar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5 1R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Le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e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7 Witney Way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9 17R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Cr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rawford</text:p>
          </table:table-cell>
          <table:table-cell office:value-type="string" table:style-name="ce1">
            <text:p>81 Main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7 7Y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Po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Laure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ollard</text:p>
          </table:table-cell>
          <table:table-cell office:value-type="string" table:style-name="ce1">
            <text:p>27 Newgate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8 2F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Bu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Daisy</text:p>
          </table:table-cell>
          <table:table-cell office:value-type="string" table:style-name="ce1">
            <text:p>R</text:p>
          </table:table-cell>
          <table:table-cell office:value-type="string" table:style-name="ce1">
            <text:p>Burrows</text:p>
          </table:table-cell>
          <table:table-cell office:value-type="string" table:style-name="ce1">
            <text:p>93 London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1 10S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Low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Hannah</text:p>
          </table:table-cell>
          <table:table-cell office:value-type="string" table:style-name="ce1">
            <text:p>J</text:p>
          </table:table-cell>
          <table:table-cell office:value-type="string" table:style-name="ce1">
            <text:p>Lowe</text:p>
          </table:table-cell>
          <table:table-cell office:value-type="string" table:style-name="ce1">
            <text:p>26 Ockham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0 10H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Co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Holly</text:p>
          </table:table-cell>
          <table:table-cell office:value-type="string" table:style-name="ce1">
            <text:p>J</text:p>
          </table:table-cell>
          <table:table-cell office:value-type="string" table:style-name="ce1">
            <text:p>Coates</text:p>
          </table:table-cell>
          <table:table-cell office:value-type="string" table:style-name="ce1">
            <text:p>62 Dunmow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3 17W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Br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1 Tonbridge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 22F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Sh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Faith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69 Bath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7 10ZV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M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Harriet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47 Worthy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 22E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El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lfi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68 Bishopthorpe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1 13V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You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reddi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66 Prince Consort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8 21R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Syk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K</text:p>
          </table:table-cell>
          <table:table-cell office:value-type="string" table:style-name="ce1">
            <text:p>Sykes</text:p>
          </table:table-cell>
          <table:table-cell office:value-type="string" table:style-name="ce1">
            <text:p>69 Mill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4 19E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Rob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Samanth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27 Holgate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0 16S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Si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dis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inclair</text:p>
          </table:table-cell>
          <table:table-cell office:value-type="string" table:style-name="ce1">
            <text:p>63 Wood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9 10E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Ca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8 Hudson S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0 1L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Sc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sh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48 Prince Consort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3 9J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Pug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ophi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ugh</text:p>
          </table:table-cell>
          <table:table-cell office:value-type="string" table:style-name="ce1">
            <text:p>98 Ramsgate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0 18J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Tho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r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horpe</text:p>
          </table:table-cell>
          <table:table-cell office:value-type="string" table:style-name="ce1">
            <text:p>61 Southend Avenu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4 17J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H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29 Stroud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1 20D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Wi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lexandr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64 Manor Way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1 14H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sh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Aaliya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shton</text:p>
          </table:table-cell>
          <table:table-cell office:value-type="string" table:style-name="ce1">
            <text:p>57 Manor Clos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6 18B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Low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Emm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Lowe</text:p>
          </table:table-cell>
          <table:table-cell office:value-type="string" table:style-name="ce1">
            <text:p>39 Crown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2 11G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Whi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onn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ittaker</text:p>
          </table:table-cell>
          <table:table-cell office:value-type="string" table:style-name="ce1">
            <text:p>80 Walden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1 5P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Co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Isabell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onnolly</text:p>
          </table:table-cell>
          <table:table-cell office:value-type="string" table:style-name="ce1">
            <text:p>48 Exning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6 9N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Qui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Courtne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Quinn</text:p>
          </table:table-cell>
          <table:table-cell office:value-type="string" table:style-name="ce1">
            <text:p>76 Seafield Plac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5 7X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Na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yden</text:p>
          </table:table-cell>
          <table:table-cell office:value-type="string" table:style-name="ce1">
            <text:p>F</text:p>
          </table:table-cell>
          <table:table-cell office:value-type="string" table:style-name="ce1">
            <text:p>Naylor</text:p>
          </table:table-cell>
          <table:table-cell office:value-type="string" table:style-name="ce1">
            <text:p>76 Thames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5 19K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McK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Kia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cKenzie</text:p>
          </table:table-cell>
          <table:table-cell office:value-type="string" table:style-name="ce1">
            <text:p>72 Guildry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8 4M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Wa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reddi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Walters</text:p>
          </table:table-cell>
          <table:table-cell office:value-type="string" table:style-name="ce1">
            <text:p>6 Park Avenu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6 13CC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P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lex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arkin</text:p>
          </table:table-cell>
          <table:table-cell office:value-type="string" table:style-name="ce1">
            <text:p>12 Baldock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8 22G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Ge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39 Bishopgate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9 8A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Bax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Charli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axter</text:p>
          </table:table-cell>
          <table:table-cell office:value-type="string" table:style-name="ce1">
            <text:p>21 Ploughley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2 20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Fau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Kian</text:p>
          </table:table-cell>
          <table:table-cell office:value-type="string" table:style-name="ce1">
            <text:p>I</text:p>
          </table:table-cell>
          <table:table-cell office:value-type="string" table:style-name="ce1">
            <text:p>Faulkner</text:p>
          </table:table-cell>
          <table:table-cell office:value-type="string" table:style-name="ce1">
            <text:p>27 Stone S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8 13Y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Ski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yle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kinner</text:p>
          </table:table-cell>
          <table:table-cell office:value-type="string" table:style-name="ce1">
            <text:p>71 Nenthead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5 15N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Ros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Kat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9 Ockham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0 20J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Da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80 Helland Bridg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4 7J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ug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Ti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ughes</text:p>
          </table:table-cell>
          <table:table-cell office:value-type="string" table:style-name="ce1">
            <text:p>17 Harrogate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3 22TK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Re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y</text:p>
          </table:table-cell>
          <table:table-cell office:value-type="string" table:style-name="ce1">
            <text:p>I</text:p>
          </table:table-cell>
          <table:table-cell office:value-type="string" table:style-name="ce1">
            <text:p>Rees</text:p>
          </table:table-cell>
          <table:table-cell office:value-type="string" table:style-name="ce1">
            <text:p>88 Bouverie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5 8KZ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Fr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rench</text:p>
          </table:table-cell>
          <table:table-cell office:value-type="string" table:style-name="ce1">
            <text:p>94 Prestwick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2 12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ar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Isabell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artwright</text:p>
          </table:table-cell>
          <table:table-cell office:value-type="string" table:style-name="ce1">
            <text:p>65 Stroude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 13M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Whi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lfi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94 Wenlock Terrac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4 8EJ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Luc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carlet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ucas</text:p>
          </table:table-cell>
          <table:table-cell office:value-type="string" table:style-name="ce1">
            <text:p>65 Chapel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9 10N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Fl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le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letcher</text:p>
          </table:table-cell>
          <table:table-cell office:value-type="string" table:style-name="ce1">
            <text:p>61 Wrexham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2 6A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La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reddi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11 Sloe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3 15AW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Pe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earce</text:p>
          </table:table-cell>
          <table:table-cell office:value-type="string" table:style-name="ce1">
            <text:p>73 Iffley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1 14J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Mu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Holl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24 Felix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2 13N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We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id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16 Fulford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0 11C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Bla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Caitl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lake</text:p>
          </table:table-cell>
          <table:table-cell office:value-type="string" table:style-name="ce1">
            <text:p>78 Buckingham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9 20F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B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Niam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arnett</text:p>
          </table:table-cell>
          <table:table-cell office:value-type="string" table:style-name="ce1">
            <text:p>41 Witney Way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3 20AA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Pre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Ell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67 Argyll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2 20A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Wa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I</text:p>
          </table:table-cell>
          <table:table-cell office:value-type="string" table:style-name="ce1">
            <text:p>Walsh</text:p>
          </table:table-cell>
          <table:table-cell office:value-type="string" table:style-name="ce1">
            <text:p>60 Rhosddu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 15A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Na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aylor</text:p>
          </table:table-cell>
          <table:table-cell office:value-type="string" table:style-name="ce1">
            <text:p>16 City Walls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2 14X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Dic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ickinson</text:p>
          </table:table-cell>
          <table:table-cell office:value-type="string" table:style-name="ce1">
            <text:p>46 South Crescen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3 18M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P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arkinson</text:p>
          </table:table-cell>
          <table:table-cell office:value-type="string" table:style-name="ce1">
            <text:p>14 Boroughbridge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5 9H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Le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each</text:p>
          </table:table-cell>
          <table:table-cell office:value-type="string" table:style-name="ce1">
            <text:p>81 Tonbridge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4 19X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Phi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44 Caxton Plac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3 4R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O'D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O'Donnell</text:p>
          </table:table-cell>
          <table:table-cell office:value-type="string" table:style-name="ce1">
            <text:p>22 High S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9 20F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Gou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ough</text:p>
          </table:table-cell>
          <table:table-cell office:value-type="string" table:style-name="ce1">
            <text:p>50 North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3 5Y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O'B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Elli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'Brien</text:p>
          </table:table-cell>
          <table:table-cell office:value-type="string" table:style-name="ce1">
            <text:p>34 Withers Clos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2 14Y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New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Newton</text:p>
          </table:table-cell>
          <table:table-cell office:value-type="string" table:style-name="ce1">
            <text:p>18 Nottingham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 17J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ZGr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Za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49 Spilman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9 12Z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G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Francesc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75 Russell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8 14J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Tay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Harrie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54 Davids Lan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0 18H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Dod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Eri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odd</text:p>
          </table:table-cell>
          <table:table-cell office:value-type="string" table:style-name="ce1">
            <text:p>37 Roman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6 11R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ng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Summer</text:p>
          </table:table-cell>
          <table:table-cell office:value-type="string" table:style-name="ce1">
            <text:p>K</text:p>
          </table:table-cell>
          <table:table-cell office:value-type="string" table:style-name="ce1">
            <text:p>Ingram</text:p>
          </table:table-cell>
          <table:table-cell office:value-type="string" table:style-name="ce1">
            <text:p>46 Wrexham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6 22P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He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eath</text:p>
          </table:table-cell>
          <table:table-cell office:value-type="string" table:style-name="ce1">
            <text:p>14 Worthy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9 10B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W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va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arner</text:p>
          </table:table-cell>
          <table:table-cell office:value-type="string" table:style-name="ce1">
            <text:p>13 Foregate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9 6E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Bru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Naomi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36 Merthyr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0 9T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Ki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Molli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73 Wressle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 1YE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Ja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mi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15 Boroughbridge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8 6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Pot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Kati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otter</text:p>
          </table:table-cell>
          <table:table-cell office:value-type="string" table:style-name="ce1">
            <text:p>95 Whitby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 10E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P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rry</text:p>
          </table:table-cell>
          <table:table-cell office:value-type="string" table:style-name="ce1">
            <text:p>92 Wern Ddu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3 11L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Dix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ega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Dixon</text:p>
          </table:table-cell>
          <table:table-cell office:value-type="string" table:style-name="ce1">
            <text:p>26 Bishopgate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7 13T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Co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Isabel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oles</text:p>
          </table:table-cell>
          <table:table-cell office:value-type="string" table:style-name="ce1">
            <text:p>77 Park Row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6 22P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Cro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Graci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ross</text:p>
          </table:table-cell>
          <table:table-cell office:value-type="string" table:style-name="ce1">
            <text:p>64 Newport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0 16N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Mi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44 Duckpit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6 15K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Ha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ore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aynes</text:p>
          </table:table-cell>
          <table:table-cell office:value-type="string" table:style-name="ce1">
            <text:p>60 Ilchester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5 13A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Kni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Imoge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75 Monks Way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6 14Z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H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Holli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arding</text:p>
          </table:table-cell>
          <table:table-cell office:value-type="string" table:style-name="ce1">
            <text:p>54 Park Avenu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8 18B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Be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Ameli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Bentley</text:p>
          </table:table-cell>
          <table:table-cell office:value-type="string" table:style-name="ce1">
            <text:p>66 Walden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1 11S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Th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V</text:p>
          </table:table-cell>
          <table:table-cell office:value-type="string" table:style-name="ce1">
            <text:p>Thorpe</text:p>
          </table:table-cell>
          <table:table-cell office:value-type="string" table:style-name="ce1">
            <text:p>11 Overton Circl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3 22W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Re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50 Grey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4 16K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Fo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eec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wler</text:p>
          </table:table-cell>
          <table:table-cell office:value-type="string" table:style-name="ce1">
            <text:p>18 Moulton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9 15B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Sto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torey</text:p>
          </table:table-cell>
          <table:table-cell office:value-type="string" table:style-name="ce1">
            <text:p>72 Fulford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9 4M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Hop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th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ope</text:p>
          </table:table-cell>
          <table:table-cell office:value-type="string" table:style-name="ce1">
            <text:p>72 Annfield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6 20B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Na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oga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Naylor</text:p>
          </table:table-cell>
          <table:table-cell office:value-type="string" table:style-name="ce1">
            <text:p>29 Withers Clos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6 11C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Ki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e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irk</text:p>
          </table:table-cell>
          <table:table-cell office:value-type="string" table:style-name="ce1">
            <text:p>22 Stroud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9 19H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Fre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R</text:p>
          </table:table-cell>
          <table:table-cell office:value-type="string" table:style-name="ce1">
            <text:p>French</text:p>
          </table:table-cell>
          <table:table-cell office:value-type="string" table:style-name="ce1">
            <text:p>62 Holburn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9 7S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Ho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omin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owarth</text:p>
          </table:table-cell>
          <table:table-cell office:value-type="string" table:style-name="ce1">
            <text:p>17 New Dover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 11WL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Po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86 City Walls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8 18S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Mi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ollie</text:p>
          </table:table-cell>
          <table:table-cell office:value-type="string" table:style-name="ce1">
            <text:p>O</text:p>
          </table:table-cell>
          <table:table-cell office:value-type="string" table:style-name="ce1">
            <text:p>Mistry</text:p>
          </table:table-cell>
          <table:table-cell office:value-type="string" table:style-name="ce1">
            <text:p>65 Ash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3 3H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Ke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P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38 Terrick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3 8X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o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ob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owell</text:p>
          </table:table-cell>
          <table:table-cell office:value-type="string" table:style-name="ce1">
            <text:p>54 Kent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0 17L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Bo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a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ooth</text:p>
          </table:table-cell>
          <table:table-cell office:value-type="string" table:style-name="ce1">
            <text:p>93 Colorado Way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0 10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He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99 Greyfriars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5 22B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Ki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irby</text:p>
          </table:table-cell>
          <table:table-cell office:value-type="string" table:style-name="ce1">
            <text:p>57 Wern Ddu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 2K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Co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yden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29 Bouverie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6 19Z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Sh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Keir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heppard</text:p>
          </table:table-cell>
          <table:table-cell office:value-type="string" table:style-name="ce1">
            <text:p>53 Dunmow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4 8M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ZDav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Zoe</text:p>
          </table:table-cell>
          <table:table-cell office:value-type="string" table:style-name="ce1">
            <text:p>K</text:p>
          </table:table-cell>
          <table:table-cell office:value-type="string" table:style-name="ce1">
            <text:p>Davison</text:p>
          </table:table-cell>
          <table:table-cell office:value-type="string" table:style-name="ce1">
            <text:p>53 East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3 16L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VW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arren</text:p>
          </table:table-cell>
          <table:table-cell office:value-type="string" table:style-name="ce1">
            <text:p>75 Southern Way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8 6B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u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Shann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42 Bridge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4 1R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Ta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Dem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lbot</text:p>
          </table:table-cell>
          <table:table-cell office:value-type="string" table:style-name="ce1">
            <text:p>75 Ross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5 19L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Law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Daniell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Law</text:p>
          </table:table-cell>
          <table:table-cell office:value-type="string" table:style-name="ce1">
            <text:p>12 Ash Lan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8 14H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Ho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Kati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orton</text:p>
          </table:table-cell>
          <table:table-cell office:value-type="string" table:style-name="ce1">
            <text:p>39 Brackley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6 6Y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Ki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23 Nenthead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2 1B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Sto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Madelein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torey</text:p>
          </table:table-cell>
          <table:table-cell office:value-type="string" table:style-name="ce1">
            <text:p>41 Traill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8 5H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ZSco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Zo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83 Main S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1 2Y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Su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ummers</text:p>
          </table:table-cell>
          <table:table-cell office:value-type="string" table:style-name="ce1">
            <text:p>26 Abingdon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6 6T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Law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Shanno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Lawson</text:p>
          </table:table-cell>
          <table:table-cell office:value-type="string" table:style-name="ce1">
            <text:p>32 Balsham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0 4NB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Re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le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eynolds</text:p>
          </table:table-cell>
          <table:table-cell office:value-type="string" table:style-name="ce1">
            <text:p>83 Whitchurch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0 19K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We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14 Broad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 18Z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Bo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wen</text:p>
          </table:table-cell>
          <table:table-cell office:value-type="string" table:style-name="ce1">
            <text:p>89 Lamphey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8 2X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Mah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ameron</text:p>
          </table:table-cell>
          <table:table-cell office:value-type="string" table:style-name="ce1">
            <text:p>I</text:p>
          </table:table-cell>
          <table:table-cell office:value-type="string" table:style-name="ce1">
            <text:p>Mahmood</text:p>
          </table:table-cell>
          <table:table-cell office:value-type="string" table:style-name="ce1">
            <text:p>90 Redcliffe Way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7 15T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Be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7 South Crescen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6 6S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Mo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orrison</text:p>
          </table:table-cell>
          <table:table-cell office:value-type="string" table:style-name="ce1">
            <text:p>53 Chapel Lan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9 18W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Bu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ouie</text:p>
          </table:table-cell>
          <table:table-cell office:value-type="string" table:style-name="ce1">
            <text:p>Z</text:p>
          </table:table-cell>
          <table:table-cell office:value-type="string" table:style-name="ce1">
            <text:p>Burrows</text:p>
          </table:table-cell>
          <table:table-cell office:value-type="string" table:style-name="ce1">
            <text:p>31 Fordham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0 3P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Dav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aile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vidson</text:p>
          </table:table-cell>
          <table:table-cell office:value-type="string" table:style-name="ce1">
            <text:p>40 Simone Weil Avenu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0 8E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Doh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tha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Doherty</text:p>
          </table:table-cell>
          <table:table-cell office:value-type="string" table:style-name="ce1">
            <text:p>93 Maidstone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0 3N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Hi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hy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ilton</text:p>
          </table:table-cell>
          <table:table-cell office:value-type="string" table:style-name="ce1">
            <text:p>94 Circle Way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 3D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Wes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Jodie</text:p>
          </table:table-cell>
          <table:table-cell office:value-type="string" table:style-name="ce1">
            <text:p>Z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52 Hexham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5 20V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Co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ooke</text:p>
          </table:table-cell>
          <table:table-cell office:value-type="string" table:style-name="ce1">
            <text:p>52 High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2 14CK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Ba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hlo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arrett</text:p>
          </table:table-cell>
          <table:table-cell office:value-type="string" table:style-name="ce1">
            <text:p>36 Guildford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3 22R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Ma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inley</text:p>
          </table:table-cell>
          <table:table-cell office:value-type="string" table:style-name="ce1">
            <text:p>R</text:p>
          </table:table-cell>
          <table:table-cell office:value-type="string" table:style-name="ce1">
            <text:p>Mann</text:p>
          </table:table-cell>
          <table:table-cell office:value-type="string" table:style-name="ce1">
            <text:p>67 Rhosddu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2 14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onno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rroll</text:p>
          </table:table-cell>
          <table:table-cell office:value-type="string" table:style-name="ce1">
            <text:p>83 Bootham Crescen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1 2E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B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57 Ballifeary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 2K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o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hlo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51 Graham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2 22C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Rah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Sienna</text:p>
          </table:table-cell>
          <table:table-cell office:value-type="string" table:style-name="ce1">
            <text:p>Z</text:p>
          </table:table-cell>
          <table:table-cell office:value-type="string" table:style-name="ce1">
            <text:p>Rahman</text:p>
          </table:table-cell>
          <table:table-cell office:value-type="string" table:style-name="ce1">
            <text:p>3 Tonbridge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9 1K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F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armer</text:p>
          </table:table-cell>
          <table:table-cell office:value-type="string" table:style-name="ce1">
            <text:p>12 Nenthead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 6ZX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Kau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ur</text:p>
          </table:table-cell>
          <table:table-cell office:value-type="string" table:style-name="ce1">
            <text:p>2 City Walls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5 18FE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Phi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ourtney</text:p>
          </table:table-cell>
          <table:table-cell office:value-type="string" table:style-name="ce1">
            <text:p>W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62 Uxbridge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6 15Y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Cu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iam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65 Sloe Lan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7 22S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St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amer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tewart</text:p>
          </table:table-cell>
          <table:table-cell office:value-type="string" table:style-name="ce1">
            <text:p>99 Argyll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3 11J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W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ecla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Warren</text:p>
          </table:table-cell>
          <table:table-cell office:value-type="string" table:style-name="ce1">
            <text:p>4 Terrick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1 9G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o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Sophi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orton</text:p>
          </table:table-cell>
          <table:table-cell office:value-type="string" table:style-name="ce1">
            <text:p>32 Argyll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4 17W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Bu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lliot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urgess</text:p>
          </table:table-cell>
          <table:table-cell office:value-type="string" table:style-name="ce1">
            <text:p>76 Southern Way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1 21R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Mi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5 Academy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4 2Z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Ar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lex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10 Hexham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9 21V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St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ore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Storey</text:p>
          </table:table-cell>
          <table:table-cell office:value-type="string" table:style-name="ce1">
            <text:p>47 Abingdon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0 16Y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Hob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obbs</text:p>
          </table:table-cell>
          <table:table-cell office:value-type="string" table:style-name="ce1">
            <text:p>3 Witney Way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6 16B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Fr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lish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reeman</text:p>
          </table:table-cell>
          <table:table-cell office:value-type="string" table:style-name="ce1">
            <text:p>67 Wenlock Terrac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 5H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Ra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andall</text:p>
          </table:table-cell>
          <table:table-cell office:value-type="string" table:style-name="ce1">
            <text:p>77 Prestwick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5 19G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Po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Holl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Porter</text:p>
          </table:table-cell>
          <table:table-cell office:value-type="string" table:style-name="ce1">
            <text:p>90 Guild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0 11F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Wy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yatt</text:p>
          </table:table-cell>
          <table:table-cell office:value-type="string" table:style-name="ce1">
            <text:p>49 Caradon Hill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2 8Y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Po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uk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otts</text:p>
          </table:table-cell>
          <table:table-cell office:value-type="string" table:style-name="ce1">
            <text:p>68 Rhosddu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4 21J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Leo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Kat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Leonard</text:p>
          </table:table-cell>
          <table:table-cell office:value-type="string" table:style-name="ce1">
            <text:p>31 Hampton Court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3 10C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ZPr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Zachar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ratt</text:p>
          </table:table-cell>
          <table:table-cell office:value-type="string" table:style-name="ce1">
            <text:p>50 Newgate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9 3W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La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56 Bath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0 19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Ow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wa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wen</text:p>
          </table:table-cell>
          <table:table-cell office:value-type="string" table:style-name="ce1">
            <text:p>62 Fordham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4 13T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C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Ameli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30 Harrogate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9 8FV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Sch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chofield</text:p>
          </table:table-cell>
          <table:table-cell office:value-type="string" table:style-name="ce1">
            <text:p>36 Foregate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7 6T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Ho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olloway</text:p>
          </table:table-cell>
          <table:table-cell office:value-type="string" table:style-name="ce1">
            <text:p>67 Ploughley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3 9H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Mo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Rosi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88 Annfield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7 3C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Wy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S</text:p>
          </table:table-cell>
          <table:table-cell office:value-type="string" table:style-name="ce1">
            <text:p>Wyatt</text:p>
          </table:table-cell>
          <table:table-cell office:value-type="string" table:style-name="ce1">
            <text:p>5 Newmarket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4 13K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C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Kyle</text:p>
          </table:table-cell>
          <table:table-cell office:value-type="string" table:style-name="ce1">
            <text:p>J</text:p>
          </table:table-cell>
          <table:table-cell office:value-type="string" table:style-name="ce1">
            <text:p>Carroll</text:p>
          </table:table-cell>
          <table:table-cell office:value-type="string" table:style-name="ce1">
            <text:p>3 Graham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3 4R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tk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Atkins</text:p>
          </table:table-cell>
          <table:table-cell office:value-type="string" table:style-name="ce1">
            <text:p>5 Southern Way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2 21K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H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ardy</text:p>
          </table:table-cell>
          <table:table-cell office:value-type="string" table:style-name="ce1">
            <text:p>22 Baldock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 15Z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To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Oliver</text:p>
          </table:table-cell>
          <table:table-cell office:value-type="string" table:style-name="ce1">
            <text:p>E</text:p>
          </table:table-cell>
          <table:table-cell office:value-type="string" table:style-name="ce1">
            <text:p>Townsend</text:p>
          </table:table-cell>
          <table:table-cell office:value-type="string" table:style-name="ce1">
            <text:p>82 Warren S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2 4P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Ha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Niamh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ale</text:p>
          </table:table-cell>
          <table:table-cell office:value-type="string" table:style-name="ce1">
            <text:p>74 Traill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3 4W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Ro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Ross</text:p>
          </table:table-cell>
          <table:table-cell office:value-type="string" table:style-name="ce1">
            <text:p>24 Folkestone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9 5A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ZNob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Zo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Noble</text:p>
          </table:table-cell>
          <table:table-cell office:value-type="string" table:style-name="ce1">
            <text:p>26 South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3 18W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Rob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27 Main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3 4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Ho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S</text:p>
          </table:table-cell>
          <table:table-cell office:value-type="string" table:style-name="ce1">
            <text:p>Horton</text:p>
          </table:table-cell>
          <table:table-cell office:value-type="string" table:style-name="ce1">
            <text:p>16 Petworth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1 4N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Wy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I</text:p>
          </table:table-cell>
          <table:table-cell office:value-type="string" table:style-name="ce1">
            <text:p>Wyatt</text:p>
          </table:table-cell>
          <table:table-cell office:value-type="string" table:style-name="ce1">
            <text:p>25 Fosse Way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5 12D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El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e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33 Graham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8 18H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Br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rennan</text:p>
          </table:table-cell>
          <table:table-cell office:value-type="string" table:style-name="ce1">
            <text:p>74 St Maurices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3 10W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Pe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71 Hampton Court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3 2M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Rho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hodes</text:p>
          </table:table-cell>
          <table:table-cell office:value-type="string" table:style-name="ce1">
            <text:p>55 Horsefair Green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1 2N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Ha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ddiso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Hale</text:p>
          </table:table-cell>
          <table:table-cell office:value-type="string" table:style-name="ce1">
            <text:p>28 St Denys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4 20Y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Co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oles</text:p>
          </table:table-cell>
          <table:table-cell office:value-type="string" table:style-name="ce1">
            <text:p>51 Town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 4FG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Mah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ahmood</text:p>
          </table:table-cell>
          <table:table-cell office:value-type="string" table:style-name="ce1">
            <text:p>45 Bury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5 15P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Na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yle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ash</text:p>
          </table:table-cell>
          <table:table-cell office:value-type="string" table:style-name="ce1">
            <text:p>46 Colorado Way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5 11C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Fo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Jodie</text:p>
          </table:table-cell>
          <table:table-cell office:value-type="string" table:style-name="ce1">
            <text:p>W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36 Scotsburn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6 5L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Pr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R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49 Well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9 21B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Met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Ameli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etcalfe</text:p>
          </table:table-cell>
          <table:table-cell office:value-type="string" table:style-name="ce1">
            <text:p>82 Rhosddu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4 17N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Fra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raser</text:p>
          </table:table-cell>
          <table:table-cell office:value-type="string" table:style-name="ce1">
            <text:p>47 Park Plac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4 5L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Hu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Natash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46 Scrimshire Lan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1 18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Rya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J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48 South Western Terrac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7 18V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Hou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oughton</text:p>
          </table:table-cell>
          <table:table-cell office:value-type="string" table:style-name="ce1">
            <text:p>79 Wrexham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1 4T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Fr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R</text:p>
          </table:table-cell>
          <table:table-cell office:value-type="string" table:style-name="ce1">
            <text:p>Fry</text:p>
          </table:table-cell>
          <table:table-cell office:value-type="string" table:style-name="ce1">
            <text:p>92 Kingsway North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4 8V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Hum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yde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Humphreys</text:p>
          </table:table-cell>
          <table:table-cell office:value-type="string" table:style-name="ce1">
            <text:p>92 St Denys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5 18L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Hug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Archi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Hughes</text:p>
          </table:table-cell>
          <table:table-cell office:value-type="string" table:style-name="ce1">
            <text:p>19 Boar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8 3S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Wa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all</text:p>
          </table:table-cell>
          <table:table-cell office:value-type="string" table:style-name="ce1">
            <text:p>32 Caxton Plac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9 20C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Rah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vi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ahman</text:p>
          </table:table-cell>
          <table:table-cell office:value-type="string" table:style-name="ce1">
            <text:p>93 Boughton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1 22M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o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a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owe</text:p>
          </table:table-cell>
          <table:table-cell office:value-type="string" table:style-name="ce1">
            <text:p>95 Layburn Cour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 19J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Wi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Kie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58 Walwyn R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2 21V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Pa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90 Neville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4 20G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Ar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Holli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64 Gloddaeth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2 15V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Bi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R</text:p>
          </table:table-cell>
          <table:table-cell office:value-type="string" table:style-name="ce1">
            <text:p>Bird</text:p>
          </table:table-cell>
          <table:table-cell office:value-type="string" table:style-name="ce1">
            <text:p>1 Roker Terrac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1 14W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Dav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Owe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avidson</text:p>
          </table:table-cell>
          <table:table-cell office:value-type="string" table:style-name="ce1">
            <text:p>40 Castledore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9 14WN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Smi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ecla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30 Lammas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8 12E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Sch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lla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chofield</text:p>
          </table:table-cell>
          <table:table-cell office:value-type="string" table:style-name="ce1">
            <text:p>28 Rowland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4 11G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Fie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Holly</text:p>
          </table:table-cell>
          <table:table-cell office:value-type="string" table:style-name="ce1">
            <text:p>K</text:p>
          </table:table-cell>
          <table:table-cell office:value-type="string" table:style-name="ce1">
            <text:p>Field</text:p>
          </table:table-cell>
          <table:table-cell office:value-type="string" table:style-name="ce1">
            <text:p>99 Thompsons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8 14R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H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Fait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ardy</text:p>
          </table:table-cell>
          <table:table-cell office:value-type="string" table:style-name="ce1">
            <text:p>5 St Andrews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3 22SZ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Wat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Niam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Watkins</text:p>
          </table:table-cell>
          <table:table-cell office:value-type="string" table:style-name="ce1">
            <text:p>97 St Omers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0 17K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Br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rooks</text:p>
          </table:table-cell>
          <table:table-cell office:value-type="string" table:style-name="ce1">
            <text:p>47 Friar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8 22R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u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bb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18 Malcolm R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0 6L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Co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ole</text:p>
          </table:table-cell>
          <table:table-cell office:value-type="string" table:style-name="ce1">
            <text:p>72 Great North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2 21J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ll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65 Princes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7 20NH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Wi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40 Whatlington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1 1L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w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dwards</text:p>
          </table:table-cell>
          <table:table-cell office:value-type="string" table:style-name="ce1">
            <text:p>94 Ash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6 14L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ra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Faith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97 Trinity Crescen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2 10DV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Mi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Bethan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iles</text:p>
          </table:table-cell>
          <table:table-cell office:value-type="string" table:style-name="ce1">
            <text:p>99 Stone Cellar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1 5W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Pa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ley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atel</text:p>
          </table:table-cell>
          <table:table-cell office:value-type="string" table:style-name="ce1">
            <text:p>69 Newport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3 15LB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Ad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19 Felix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7 7XV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Ro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28 Princes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1 5RJ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le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Madison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35 Hart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3 1HK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Ha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ayes</text:p>
          </table:table-cell>
          <table:table-cell office:value-type="string" table:style-name="ce1">
            <text:p>1 Great North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6 19W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tk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yle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tkinson</text:p>
          </table:table-cell>
          <table:table-cell office:value-type="string" table:style-name="ce1">
            <text:p>29 Long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9 9R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Wo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92 Lincoln Green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7 6JC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St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teele</text:p>
          </table:table-cell>
          <table:table-cell office:value-type="string" table:style-name="ce1">
            <text:p>46 Overton Circl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0 11Y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No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Brook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rris</text:p>
          </table:table-cell>
          <table:table-cell office:value-type="string" table:style-name="ce1">
            <text:p>79 Cloch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9 19W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Day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Aime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94 Earls Avenu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3 4X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Gib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Ameli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Gibbons</text:p>
          </table:table-cell>
          <table:table-cell office:value-type="string" table:style-name="ce1">
            <text:p>75 Jubilee Driv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 22T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Lo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Isabell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ord</text:p>
          </table:table-cell>
          <table:table-cell office:value-type="string" table:style-name="ce1">
            <text:p>53 Thornton S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5 8Z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Law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idan</text:p>
          </table:table-cell>
          <table:table-cell office:value-type="string" table:style-name="ce1">
            <text:p>V</text:p>
          </table:table-cell>
          <table:table-cell office:value-type="string" table:style-name="ce1">
            <text:p>Lawson</text:p>
          </table:table-cell>
          <table:table-cell office:value-type="string" table:style-name="ce1">
            <text:p>66 York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6 8V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Cr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reddi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ross</text:p>
          </table:table-cell>
          <table:table-cell office:value-type="string" table:style-name="ce1">
            <text:p>72 Ilchester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4 4G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Da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onno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aly</text:p>
          </table:table-cell>
          <table:table-cell office:value-type="string" table:style-name="ce1">
            <text:p>69 Balsham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6 6X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Vi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Ti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Vincent</text:p>
          </table:table-cell>
          <table:table-cell office:value-type="string" table:style-name="ce1">
            <text:p>42 Southern Way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8 7A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Wes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Isabe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51 York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7 1C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Ha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all</text:p>
          </table:table-cell>
          <table:table-cell office:value-type="string" table:style-name="ce1">
            <text:p>52 Warren S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7 1Y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Po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Naomi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orter</text:p>
          </table:table-cell>
          <table:table-cell office:value-type="string" table:style-name="ce1">
            <text:p>3 Fosse Way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8 6D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Le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74 Manor Way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1 21S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Ow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Isobel</text:p>
          </table:table-cell>
          <table:table-cell office:value-type="string" table:style-name="ce1">
            <text:p>K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2 Park Plac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7 3W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Ch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han</text:p>
          </table:table-cell>
          <table:table-cell office:value-type="string" table:style-name="ce1">
            <text:p>82 Harehills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7 4D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Br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55 Warner Clos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7 10E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Bis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O</text:p>
          </table:table-cell>
          <table:table-cell office:value-type="string" table:style-name="ce1">
            <text:p>Bishop</text:p>
          </table:table-cell>
          <table:table-cell office:value-type="string" table:style-name="ce1">
            <text:p>64 High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8 11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Ba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ates</text:p>
          </table:table-cell>
          <table:table-cell office:value-type="string" table:style-name="ce1">
            <text:p>60 Constitution S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9 22A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Po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Ev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orter</text:p>
          </table:table-cell>
          <table:table-cell office:value-type="string" table:style-name="ce1">
            <text:p>54 Sea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7 19K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Bl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wa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94 Rhosddu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6 16YL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Cl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64 Prestwick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0 9J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Ch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hadwick</text:p>
          </table:table-cell>
          <table:table-cell office:value-type="string" table:style-name="ce1">
            <text:p>30 Lincoln Green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0 13D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Pe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I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26 Holgate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0 20S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Ro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Baile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28 Exning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9 17N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u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Teg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3 Pier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2 15D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Vau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Hannah</text:p>
          </table:table-cell>
          <table:table-cell office:value-type="string" table:style-name="ce1">
            <text:p>K</text:p>
          </table:table-cell>
          <table:table-cell office:value-type="string" table:style-name="ce1">
            <text:p>Vaughan</text:p>
          </table:table-cell>
          <table:table-cell office:value-type="string" table:style-name="ce1">
            <text:p>91 London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1 13M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Ha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Holl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ll</text:p>
          </table:table-cell>
          <table:table-cell office:value-type="string" table:style-name="ce1">
            <text:p>4 Brynglas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0 13X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Si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Niamh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ingh</text:p>
          </table:table-cell>
          <table:table-cell office:value-type="string" table:style-name="ce1">
            <text:p>27 City Walls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3 17R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Be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Rhy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13 Town Lane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 20P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Gal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allagher</text:p>
          </table:table-cell>
          <table:table-cell office:value-type="string" table:style-name="ce1">
            <text:p>2 Marlborough Crescen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4 12M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Wal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Lydi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Wallis</text:p>
          </table:table-cell>
          <table:table-cell office:value-type="string" table:style-name="ce1">
            <text:p>98 Maidstone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1 7P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Wes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9 Wood Lan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5 5S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Cha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inle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hapman</text:p>
          </table:table-cell>
          <table:table-cell office:value-type="string" table:style-name="ce1">
            <text:p>57 Winchester R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0 22E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Rob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ea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31 Church Way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2 11C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Gr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ud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38 Shannon Way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3 6P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Gl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ami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lover</text:p>
          </table:table-cell>
          <table:table-cell office:value-type="string" table:style-name="ce1">
            <text:p>2 Withers Clos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5 13B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Bi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ri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ird</text:p>
          </table:table-cell>
          <table:table-cell office:value-type="string" table:style-name="ce1">
            <text:p>38 Crescent Avenu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 5X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Ste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tewart</text:p>
          </table:table-cell>
          <table:table-cell office:value-type="string" table:style-name="ce1">
            <text:p>78 Harrogate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8 15F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Sum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Paig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ummers</text:p>
          </table:table-cell>
          <table:table-cell office:value-type="string" table:style-name="ce1">
            <text:p>21 St Maurices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9 9JP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Buc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uckley</text:p>
          </table:table-cell>
          <table:table-cell office:value-type="string" table:style-name="ce1">
            <text:p>83 Well Lane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0 19TL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Mah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Ti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Mahmood</text:p>
          </table:table-cell>
          <table:table-cell office:value-type="string" table:style-name="ce1">
            <text:p>71 Crown Street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0 4A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Ros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oss</text:p>
          </table:table-cell>
          <table:table-cell office:value-type="string" table:style-name="ce1">
            <text:p>39 Kent Stree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7 16G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ZCar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Zar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21 Academy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5 19J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Do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Charli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yle</text:p>
          </table:table-cell>
          <table:table-cell office:value-type="string" table:style-name="ce1">
            <text:p>6 Helland Bridg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6 11D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Bev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reddi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evan</text:p>
          </table:table-cell>
          <table:table-cell office:value-type="string" table:style-name="ce1">
            <text:p>45 Berkeley R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7 21K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Dob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obson</text:p>
          </table:table-cell>
          <table:table-cell office:value-type="string" table:style-name="ce1">
            <text:p>41 Bridge Street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8 20F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Al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len</text:p>
          </table:table-cell>
          <table:table-cell office:value-type="string" table:style-name="ce1">
            <text:p>82 Buckingham R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4 13R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Bu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Tilly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62 London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22 17Y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Cur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Lilly</text:p>
          </table:table-cell>
          <table:table-cell office:value-type="string" table:style-name="ce1">
            <text:p>J</text:p>
          </table:table-cell>
          <table:table-cell office:value-type="string" table:style-name="ce1">
            <text:p>Curtis</text:p>
          </table:table-cell>
          <table:table-cell office:value-type="string" table:style-name="ce1">
            <text:p>34 Leicester Road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3 7H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Ben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enson</text:p>
          </table:table-cell>
          <table:table-cell office:value-type="string" table:style-name="ce1">
            <text:p>13 Golden Knowes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5 5RZ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Hay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Log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ynes</text:p>
          </table:table-cell>
          <table:table-cell office:value-type="string" table:style-name="ce1">
            <text:p>18 Brackley Road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20 6G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Lit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64 Jubilee Drive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1 7H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Cra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Hannah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96 Merthyr Road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5 11C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Whi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Frey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hitehouse</text:p>
          </table:table-cell>
          <table:table-cell office:value-type="string" table:style-name="ce1">
            <text:p>33 Hindhead Road</text:p>
          </table:table-cell>
          <table:table-cell office:value-type="string" table:style-name="ce1">
            <text:p>West Shanks</text:p>
          </table:table-cell>
          <table:table-cell office:value-type="string" table:style-name="ce1">
            <text:p>SA15 18BB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Pa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Finlay</text:p>
          </table:table-cell>
          <table:table-cell office:value-type="string" table:style-name="ce1">
            <text:p>G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34 Lincoln Green Lane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4 3AJ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How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Lill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owells</text:p>
          </table:table-cell>
          <table:table-cell office:value-type="string" table:style-name="ce1">
            <text:p>61 Lammas Street</text:p>
          </table:table-cell>
          <table:table-cell office:value-type="string" table:style-name="ce1">
            <text:p>Logworthy</text:p>
          </table:table-cell>
          <table:table-cell office:value-type="string" table:style-name="ce1">
            <text:p>SA19 17E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Hyd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Keir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yde</text:p>
          </table:table-cell>
          <table:table-cell office:value-type="string" table:style-name="ce1">
            <text:p>27 Broad Street</text:p>
          </table:table-cell>
          <table:table-cell office:value-type="string" table:style-name="ce1">
            <text:p>Shatterton</text:p>
          </table:table-cell>
          <table:table-cell office:value-type="string" table:style-name="ce1">
            <text:p>SA11 12PK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Hen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68 Dunmow Road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12 5T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Boy</text:p>
          </table:table-cell>
          <table:table-cell office:value-type="string" table:style-name="ce1">
            <text:p>Mrs</text:p>
          </table:table-cell>
          <table:table-cell office:value-type="string" table:style-name="ce1">
            <text:p>Daisy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oyle</text:p>
          </table:table-cell>
          <table:table-cell office:value-type="string" table:style-name="ce1">
            <text:p>16 Harehills Lan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5 2G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Ker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err</text:p>
          </table:table-cell>
          <table:table-cell office:value-type="string" table:style-name="ce1">
            <text:p>74 Broomfield Place</text:p>
          </table:table-cell>
          <table:table-cell office:value-type="string" table:style-name="ce1">
            <text:p>East Shanks</text:p>
          </table:table-cell>
          <table:table-cell office:value-type="string" table:style-name="ce1">
            <text:p>SA20 18YB</text:p>
          </table:table-cell>
          <table:table-cell office:value-type="string" table:style-name="ce1">
            <text:p>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Glo</text:p>
          </table:table-cell>
          <table:table-cell office:value-type="string" table:style-name="ce1">
            <text:p>Mr</text:p>
          </table:table-cell>
          <table:table-cell office:value-type="string" table:style-name="ce1">
            <text:p>Kia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Glover</text:p>
          </table:table-cell>
          <table:table-cell office:value-type="string" table:style-name="ce1">
            <text:p>93 Bootham Crescent</text:p>
          </table:table-cell>
          <table:table-cell office:value-type="string" table:style-name="ce1">
            <text:p>Little Trott</text:p>
          </table:table-cell>
          <table:table-cell office:value-type="string" table:style-name="ce1">
            <text:p>SA13 21JP</text:p>
          </table:table-cell>
          <table:table-cell table:number-columns-repeated="16376" table:style-name="ce1"/>
        </table:table-row>
        <table:table-row table:number-rows-repeated="1047714" table:style-name="ro1">
          <table:table-cell table:number-columns-repeated="16384"/>
        </table:table-row>
      </table:table>
      <table:table table:name="April_Order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1">
            <text:p>Customer_ID</text:p>
          </table:table-cell>
          <table:table-cell office:value-type="string" table:style-name="ce1">
            <text:p>Date_of_order</text:p>
          </table:table-cell>
          <table:table-cell office:value-type="string" table:style-name="ce1">
            <text:p>Number_of_meals</text:p>
          </table:table-cell>
          <table:table-cell office:value-type="string" table:style-name="ce2">
            <text:p>April_Ow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ar</text:p>
          </table:table-cell>
          <table:table-cell office:value-type="date" office:date-value="2023-04-06T00:00:00" table:style-name="ce3">
            <text:p>06/04/2023</text:p>
          </table:table-cell>
          <table:table-cell office:value-type="float" office:value="2" table:style-name="ce1">
            <text:p>2</text:p>
          </table:table-cell>
          <table:table-cell office:value-type="currency" office:value="25.2" table:style-name="ce2">
            <text:p><text:s/>£25.2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ar</text:p>
          </table:table-cell>
          <table:table-cell office:value-type="date" office:date-value="2023-04-16T00:00:00" table:style-name="ce3">
            <text:p>16/04/2023</text:p>
          </table:table-cell>
          <table:table-cell office:value-type="float" office:value="5" table:style-name="ce1">
            <text:p>5</text:p>
          </table:table-cell>
          <table:table-cell office:value-type="currency" office:value="141.75" table:style-name="ce2">
            <text:p><text:s/>£141.7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ar</text:p>
          </table:table-cell>
          <table:table-cell office:value-type="date" office:date-value="2023-04-26T00:00:00" table:style-name="ce3">
            <text:p>26/04/2023</text:p>
          </table:table-cell>
          <table:table-cell office:value-type="float" office:value="5" table:style-name="ce1">
            <text:p>5</text:p>
          </table:table-cell>
          <table:table-cell office:value-type="currency" office:value="45.75" table:style-name="ce2">
            <text:p><text:s/>£45.7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us</text:p>
          </table:table-cell>
          <table:table-cell office:value-type="date" office:date-value="2023-04-04T00:00:00" table:style-name="ce3">
            <text:p>04/04/2023</text:p>
          </table:table-cell>
          <table:table-cell office:value-type="float" office:value="8" table:style-name="ce1">
            <text:p>8</text:p>
          </table:table-cell>
          <table:table-cell office:value-type="currency" office:value="45.75" table:style-name="ce2">
            <text:p><text:s/>£45.7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ar</text:p>
          </table:table-cell>
          <table:table-cell office:value-type="date" office:date-value="2023-04-02T00:00:00" table:style-name="ce3">
            <text:p>02/04/2023</text:p>
          </table:table-cell>
          <table:table-cell office:value-type="float" office:value="5" table:style-name="ce1">
            <text:p>5</text:p>
          </table:table-cell>
          <table:table-cell office:value-type="currency" office:value="54.95" table:style-name="ce2">
            <text:p><text:s/>£54.9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ee</text:p>
          </table:table-cell>
          <table:table-cell office:value-type="date" office:date-value="2023-04-18T00:00:00" table:style-name="ce3">
            <text:p>18/04/2023</text:p>
          </table:table-cell>
          <table:table-cell office:value-type="float" office:value="5" table:style-name="ce1">
            <text:p>5</text:p>
          </table:table-cell>
          <table:table-cell office:value-type="currency" office:value="18.3" table:style-name="ce2">
            <text:p><text:s/>£18.3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Sla</text:p>
          </table:table-cell>
          <table:table-cell office:value-type="date" office:date-value="2023-04-14T00:00:00" table:style-name="ce3">
            <text:p>14/04/2023</text:p>
          </table:table-cell>
          <table:table-cell office:value-type="float" office:value="6" table:style-name="ce1">
            <text:p>6</text:p>
          </table:table-cell>
          <table:table-cell office:value-type="currency" office:value="54.9" table:style-name="ce2">
            <text:p><text:s/>£54.9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Wil</text:p>
          </table:table-cell>
          <table:table-cell office:value-type="date" office:date-value="2023-04-07T00:00:00" table:style-name="ce3">
            <text:p>07/04/2023</text:p>
          </table:table-cell>
          <table:table-cell office:value-type="float" office:value="7" table:style-name="ce1">
            <text:p>7</text:p>
          </table:table-cell>
          <table:table-cell office:value-type="currency" office:value="9.15" table:style-name="ce2">
            <text:p><text:s/>£9.1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How</text:p>
          </table:table-cell>
          <table:table-cell office:value-type="date" office:date-value="2023-04-04T00:00:00" table:style-name="ce3">
            <text:p>04/04/2023</text:p>
          </table:table-cell>
          <table:table-cell office:value-type="float" office:value="5" table:style-name="ce1">
            <text:p>5</text:p>
          </table:table-cell>
          <table:table-cell office:value-type="currency" office:value="78.75" table:style-name="ce2">
            <text:p><text:s/>£78.7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How</text:p>
          </table:table-cell>
          <table:table-cell office:value-type="date" office:date-value="2023-04-14T00:00:00" table:style-name="ce3">
            <text:p>14/04/2023</text:p>
          </table:table-cell>
          <table:table-cell office:value-type="float" office:value="6" table:style-name="ce1">
            <text:p>6</text:p>
          </table:table-cell>
          <table:table-cell office:value-type="currency" office:value="75.599999999999994" table:style-name="ce2">
            <text:p><text:s/>£75.6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How</text:p>
          </table:table-cell>
          <table:table-cell office:value-type="date" office:date-value="2023-04-26T00:00:00" table:style-name="ce3">
            <text:p>26/04/2023</text:p>
          </table:table-cell>
          <table:table-cell office:value-type="float" office:value="2" table:style-name="ce1">
            <text:p>2</text:p>
          </table:table-cell>
          <table:table-cell office:value-type="currency" office:value="18.3" table:style-name="ce2">
            <text:p><text:s/>£18.3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Bla</text:p>
          </table:table-cell>
          <table:table-cell office:value-type="date" office:date-value="2023-04-09T00:00:00" table:style-name="ce3">
            <text:p>09/04/2023</text:p>
          </table:table-cell>
          <table:table-cell office:value-type="float" office:value="6" table:style-name="ce1">
            <text:p>6</text:p>
          </table:table-cell>
          <table:table-cell office:value-type="currency" office:value="94.5" table:style-name="ce2">
            <text:p><text:s/>£94.5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Bla</text:p>
          </table:table-cell>
          <table:table-cell office:value-type="date" office:date-value="2023-04-19T00:00:00" table:style-name="ce3">
            <text:p>19/04/2023</text:p>
          </table:table-cell>
          <table:table-cell office:value-type="float" office:value="2" table:style-name="ce1">
            <text:p>2</text:p>
          </table:table-cell>
          <table:table-cell office:value-type="currency" office:value="25.2" table:style-name="ce2">
            <text:p><text:s/>£25.2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Bla</text:p>
          </table:table-cell>
          <table:table-cell office:value-type="date" office:date-value="2023-04-30T00:00:00" table:style-name="ce3">
            <text:p>30/04/2023</text:p>
          </table:table-cell>
          <table:table-cell office:value-type="float" office:value="5" table:style-name="ce1">
            <text:p>5</text:p>
          </table:table-cell>
          <table:table-cell office:value-type="currency" office:value="63.05" table:style-name="ce2">
            <text:p><text:s/>£63.0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Bri</text:p>
          </table:table-cell>
          <table:table-cell office:value-type="date" office:date-value="2023-04-01T00:00:00" table:style-name="ce3">
            <text:p>01/04/2023</text:p>
          </table:table-cell>
          <table:table-cell office:value-type="float" office:value="2" table:style-name="ce1">
            <text:p>2</text:p>
          </table:table-cell>
          <table:table-cell office:value-type="currency" office:value="64.05" table:style-name="ce2">
            <text:p><text:s/>£64.0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Bri</text:p>
          </table:table-cell>
          <table:table-cell office:value-type="date" office:date-value="2023-04-14T00:00:00" table:style-name="ce3">
            <text:p>14/04/2023</text:p>
          </table:table-cell>
          <table:table-cell office:value-type="float" office:value="1" table:style-name="ce1">
            <text:p>1</text:p>
          </table:table-cell>
          <table:table-cell office:value-type="currency" office:value="28.35" table:style-name="ce2">
            <text:p><text:s/>£28.3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Bri</text:p>
          </table:table-cell>
          <table:table-cell office:value-type="date" office:date-value="2023-04-22T00:00:00" table:style-name="ce3">
            <text:p>22/04/2023</text:p>
          </table:table-cell>
          <table:table-cell office:value-type="float" office:value="2" table:style-name="ce1">
            <text:p>2</text:p>
          </table:table-cell>
          <table:table-cell office:value-type="currency" office:value="25.2" table:style-name="ce2">
            <text:p><text:s/>£25.2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ha</text:p>
          </table:table-cell>
          <table:table-cell office:value-type="date" office:date-value="2023-04-02T00:00:00" table:style-name="ce3">
            <text:p>02/04/2023</text:p>
          </table:table-cell>
          <table:table-cell office:value-type="float" office:value="8" table:style-name="ce1">
            <text:p>8</text:p>
          </table:table-cell>
          <table:table-cell office:value-type="currency" office:value="27.45" table:style-name="ce2">
            <text:p><text:s/>£27.4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ha</text:p>
          </table:table-cell>
          <table:table-cell office:value-type="date" office:date-value="2023-04-15T00:00:00" table:style-name="ce3">
            <text:p>15/04/2023</text:p>
          </table:table-cell>
          <table:table-cell office:value-type="float" office:value="2" table:style-name="ce1">
            <text:p>2</text:p>
          </table:table-cell>
          <table:table-cell office:value-type="currency" office:value="56.7" table:style-name="ce2">
            <text:p><text:s/>£56.7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ha</text:p>
          </table:table-cell>
          <table:table-cell office:value-type="date" office:date-value="2023-04-22T00:00:00" table:style-name="ce3">
            <text:p>22/04/2023</text:p>
          </table:table-cell>
          <table:table-cell office:value-type="float" office:value="4" table:style-name="ce1">
            <text:p>4</text:p>
          </table:table-cell>
          <table:table-cell office:value-type="currency" office:value="50.4" table:style-name="ce2">
            <text:p><text:s/>£50.4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ha</text:p>
          </table:table-cell>
          <table:table-cell office:value-type="date" office:date-value="2023-04-30T00:00:00" table:style-name="ce3">
            <text:p>30/04/2023</text:p>
          </table:table-cell>
          <table:table-cell office:value-type="float" office:value="8" table:style-name="ce1">
            <text:p>8</text:p>
          </table:table-cell>
          <table:table-cell office:value-type="currency" office:value="201.6" table:style-name="ce2">
            <text:p><text:s/>£201.6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Hic</text:p>
          </table:table-cell>
          <table:table-cell office:value-type="date" office:date-value="2023-04-19T00:00:00" table:style-name="ce3">
            <text:p>19/04/2023</text:p>
          </table:table-cell>
          <table:table-cell office:value-type="float" office:value="4" table:style-name="ce1">
            <text:p>4</text:p>
          </table:table-cell>
          <table:table-cell office:value-type="currency" office:value="18.3" table:style-name="ce2">
            <text:p><text:s/>£18.3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Hic</text:p>
          </table:table-cell>
          <table:table-cell office:value-type="date" office:date-value="2023-04-20T00:00:00" table:style-name="ce3">
            <text:p>20/04/2023</text:p>
          </table:table-cell>
          <table:table-cell office:value-type="float" office:value="8" table:style-name="ce1">
            <text:p>8</text:p>
          </table:table-cell>
          <table:table-cell office:value-type="currency" office:value="100.8" table:style-name="ce2">
            <text:p><text:s/>£100.8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Hic</text:p>
          </table:table-cell>
          <table:table-cell office:value-type="date" office:date-value="2023-04-27T00:00:00" table:style-name="ce3">
            <text:p>27/04/2023</text:p>
          </table:table-cell>
          <table:table-cell office:value-type="float" office:value="3" table:style-name="ce1">
            <text:p>3</text:p>
          </table:table-cell>
          <table:table-cell office:value-type="currency" office:value="56.7" table:style-name="ce2">
            <text:p><text:s/>£56.7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Sha</text:p>
          </table:table-cell>
          <table:table-cell office:value-type="date" office:date-value="2023-04-01T00:00:00" table:style-name="ce3">
            <text:p>01/04/2023</text:p>
          </table:table-cell>
          <table:table-cell office:value-type="float" office:value="2" table:style-name="ce1">
            <text:p>2</text:p>
          </table:table-cell>
          <table:table-cell office:value-type="currency" office:value="37.799999999999997" table:style-name="ce2">
            <text:p><text:s/>£37.8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Sha</text:p>
          </table:table-cell>
          <table:table-cell office:value-type="date" office:date-value="2023-04-11T00:00:00" table:style-name="ce3">
            <text:p>11/04/2023</text:p>
          </table:table-cell>
          <table:table-cell office:value-type="float" office:value="2" table:style-name="ce1">
            <text:p>2</text:p>
          </table:table-cell>
          <table:table-cell office:value-type="currency" office:value="56.7" table:style-name="ce2">
            <text:p><text:s/>£56.7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Sha</text:p>
          </table:table-cell>
          <table:table-cell office:value-type="date" office:date-value="2023-04-21T00:00:00" table:style-name="ce3">
            <text:p>21/04/2023</text:p>
          </table:table-cell>
          <table:table-cell office:value-type="float" office:value="5" table:style-name="ce1">
            <text:p>5</text:p>
          </table:table-cell>
          <table:table-cell office:value-type="currency" office:value="73.2" table:style-name="ce2">
            <text:p><text:s/>£73.2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Wal</text:p>
          </table:table-cell>
          <table:table-cell office:value-type="date" office:date-value="2023-04-01T00:00:00" table:style-name="ce3">
            <text:p>01/04/2023</text:p>
          </table:table-cell>
          <table:table-cell office:value-type="float" office:value="8" table:style-name="ce1">
            <text:p>8</text:p>
          </table:table-cell>
          <table:table-cell office:value-type="currency" office:value="175.55" table:style-name="ce2">
            <text:p><text:s/>£175.5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Wal</text:p>
          </table:table-cell>
          <table:table-cell office:value-type="date" office:date-value="2023-04-11T00:00:00" table:style-name="ce3">
            <text:p>11/04/2023</text:p>
          </table:table-cell>
          <table:table-cell office:value-type="float" office:value="5" table:style-name="ce1">
            <text:p>5</text:p>
          </table:table-cell>
          <table:table-cell office:value-type="currency" office:value="78.75" table:style-name="ce2">
            <text:p><text:s/>£78.7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Wal</text:p>
          </table:table-cell>
          <table:table-cell office:value-type="date" office:date-value="2023-04-22T00:00:00" table:style-name="ce3">
            <text:p>22/04/2023</text:p>
          </table:table-cell>
          <table:table-cell office:value-type="float" office:value="3" table:style-name="ce1">
            <text:p>3</text:p>
          </table:table-cell>
          <table:table-cell office:value-type="currency" office:value="45.75" table:style-name="ce2">
            <text:p><text:s/>£45.7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Woo</text:p>
          </table:table-cell>
          <table:table-cell office:value-type="date" office:date-value="2023-04-08T00:00:00" table:style-name="ce3">
            <text:p>08/04/2023</text:p>
          </table:table-cell>
          <table:table-cell office:value-type="float" office:value="7" table:style-name="ce1">
            <text:p>7</text:p>
          </table:table-cell>
          <table:table-cell office:value-type="currency" office:value="110.25" table:style-name="ce2">
            <text:p><text:s/>£110.2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Woo</text:p>
          </table:table-cell>
          <table:table-cell office:value-type="date" office:date-value="2023-04-18T00:00:00" table:style-name="ce3">
            <text:p>18/04/2023</text:p>
          </table:table-cell>
          <table:table-cell office:value-type="float" office:value="3" table:style-name="ce1">
            <text:p>3</text:p>
          </table:table-cell>
          <table:table-cell office:value-type="currency" office:value="56.75" table:style-name="ce2">
            <text:p><text:s/>£56.7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Woo</text:p>
          </table:table-cell>
          <table:table-cell office:value-type="date" office:date-value="2023-04-30T00:00:00" table:style-name="ce3">
            <text:p>30/04/2023</text:p>
          </table:table-cell>
          <table:table-cell office:value-type="float" office:value="5" table:style-name="ce1">
            <text:p>5</text:p>
          </table:table-cell>
          <table:table-cell office:value-type="currency" office:value="45.75" table:style-name="ce2">
            <text:p><text:s/>£45.7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Col</text:p>
          </table:table-cell>
          <table:table-cell office:value-type="date" office:date-value="2023-04-07T00:00:00" table:style-name="ce3">
            <text:p>07/04/2023</text:p>
          </table:table-cell>
          <table:table-cell office:value-type="float" office:value="4" table:style-name="ce1">
            <text:p>4</text:p>
          </table:table-cell>
          <table:table-cell office:value-type="currency" office:value="100.8" table:style-name="ce2">
            <text:p><text:s/>£100.8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Col</text:p>
          </table:table-cell>
          <table:table-cell office:value-type="date" office:date-value="2023-04-17T00:00:00" table:style-name="ce3">
            <text:p>17/04/2023</text:p>
          </table:table-cell>
          <table:table-cell office:value-type="float" office:value="4" table:style-name="ce1">
            <text:p>4</text:p>
          </table:table-cell>
          <table:table-cell office:value-type="currency" office:value="63" table:style-name="ce2">
            <text:p><text:s/>£63.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Col</text:p>
          </table:table-cell>
          <table:table-cell office:value-type="date" office:date-value="2023-04-27T00:00:00" table:style-name="ce3">
            <text:p>27/04/2023</text:p>
          </table:table-cell>
          <table:table-cell office:value-type="float" office:value="6" table:style-name="ce1">
            <text:p>6</text:p>
          </table:table-cell>
          <table:table-cell office:value-type="currency" office:value="54.9" table:style-name="ce2">
            <text:p><text:s/>£54.9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Kau</text:p>
          </table:table-cell>
          <table:table-cell office:value-type="date" office:date-value="2023-04-05T00:00:00" table:style-name="ce3">
            <text:p>05/04/2023</text:p>
          </table:table-cell>
          <table:table-cell office:value-type="float" office:value="1" table:style-name="ce1">
            <text:p>1</text:p>
          </table:table-cell>
          <table:table-cell office:value-type="currency" office:value="18.899999999999999" table:style-name="ce2">
            <text:p><text:s/>£18.9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Kau</text:p>
          </table:table-cell>
          <table:table-cell office:value-type="date" office:date-value="2023-04-15T00:00:00" table:style-name="ce3">
            <text:p>15/04/2023</text:p>
          </table:table-cell>
          <table:table-cell office:value-type="float" office:value="6" table:style-name="ce1">
            <text:p>6</text:p>
          </table:table-cell>
          <table:table-cell office:value-type="currency" office:value="170.1" table:style-name="ce2">
            <text:p><text:s/>£170.1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Kau</text:p>
          </table:table-cell>
          <table:table-cell office:value-type="date" office:date-value="2023-04-26T00:00:00" table:style-name="ce3">
            <text:p>26/04/2023</text:p>
          </table:table-cell>
          <table:table-cell office:value-type="float" office:value="5" table:style-name="ce1">
            <text:p>5</text:p>
          </table:table-cell>
          <table:table-cell office:value-type="currency" office:value="45.75" table:style-name="ce2">
            <text:p><text:s/>£45.7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Byr</text:p>
          </table:table-cell>
          <table:table-cell office:value-type="date" office:date-value="2023-04-11T00:00:00" table:style-name="ce3">
            <text:p>11/04/2023</text:p>
          </table:table-cell>
          <table:table-cell office:value-type="float" office:value="7" table:style-name="ce1">
            <text:p>7</text:p>
          </table:table-cell>
          <table:table-cell office:value-type="currency" office:value="73.2" table:style-name="ce2">
            <text:p><text:s/>£73.2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Wal</text:p>
          </table:table-cell>
          <table:table-cell office:value-type="date" office:date-value="2023-04-05T00:00:00" table:style-name="ce3">
            <text:p>05/04/2023</text:p>
          </table:table-cell>
          <table:table-cell office:value-type="float" office:value="2" table:style-name="ce1">
            <text:p>2</text:p>
          </table:table-cell>
          <table:table-cell office:value-type="currency" office:value="73.2" table:style-name="ce2">
            <text:p><text:s/>£73.2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Wal</text:p>
          </table:table-cell>
          <table:table-cell office:value-type="date" office:date-value="2023-04-17T00:00:00" table:style-name="ce3">
            <text:p>17/04/2023</text:p>
          </table:table-cell>
          <table:table-cell office:value-type="float" office:value="5" table:style-name="ce1">
            <text:p>5</text:p>
          </table:table-cell>
          <table:table-cell office:value-type="currency" office:value="110.25" table:style-name="ce2">
            <text:p><text:s/>£110.2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Wal</text:p>
          </table:table-cell>
          <table:table-cell office:value-type="date" office:date-value="2023-04-24T00:00:00" table:style-name="ce3">
            <text:p>24/04/2023</text:p>
          </table:table-cell>
          <table:table-cell office:value-type="float" office:value="1" table:style-name="ce1">
            <text:p>1</text:p>
          </table:table-cell>
          <table:table-cell office:value-type="currency" office:value="12.6" table:style-name="ce2">
            <text:p><text:s/>£12.6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Dic</text:p>
          </table:table-cell>
          <table:table-cell office:value-type="date" office:date-value="2023-04-14T00:00:00" table:style-name="ce3">
            <text:p>14/04/2023</text:p>
          </table:table-cell>
          <table:table-cell office:value-type="float" office:value="6" table:style-name="ce1">
            <text:p>6</text:p>
          </table:table-cell>
          <table:table-cell office:value-type="currency" office:value="36.6" table:style-name="ce2">
            <text:p><text:s/>£36.6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Dic</text:p>
          </table:table-cell>
          <table:table-cell office:value-type="date" office:date-value="2023-04-20T00:00:00" table:style-name="ce3">
            <text:p>20/04/2023</text:p>
          </table:table-cell>
          <table:table-cell office:value-type="float" office:value="4" table:style-name="ce1">
            <text:p>4</text:p>
          </table:table-cell>
          <table:table-cell office:value-type="currency" office:value="75.099999999999994" table:style-name="ce2">
            <text:p><text:s/>£75.1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Dic</text:p>
          </table:table-cell>
          <table:table-cell office:value-type="date" office:date-value="2023-04-26T00:00:00" table:style-name="ce3">
            <text:p>26/04/2023</text:p>
          </table:table-cell>
          <table:table-cell office:value-type="float" office:value="8" table:style-name="ce1">
            <text:p>8</text:p>
          </table:table-cell>
          <table:table-cell office:value-type="currency" office:value="151.19999999999999" table:style-name="ce2">
            <text:p><text:s/>£151.2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ow</text:p>
          </table:table-cell>
          <table:table-cell office:value-type="date" office:date-value="2023-04-12T00:00:00" table:style-name="ce3">
            <text:p>12/04/2023</text:p>
          </table:table-cell>
          <table:table-cell office:value-type="float" office:value="3" table:style-name="ce1">
            <text:p>3</text:p>
          </table:table-cell>
          <table:table-cell office:value-type="currency" office:value="64.05" table:style-name="ce2">
            <text:p><text:s/>£64.0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Far</text:p>
          </table:table-cell>
          <table:table-cell office:value-type="date" office:date-value="2023-04-20T00:00:00" table:style-name="ce3">
            <text:p>20/04/2023</text:p>
          </table:table-cell>
          <table:table-cell office:value-type="float" office:value="4" table:style-name="ce1">
            <text:p>4</text:p>
          </table:table-cell>
          <table:table-cell office:value-type="currency" office:value="54.9" table:style-name="ce2">
            <text:p><text:s/>£54.9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Hal</text:p>
          </table:table-cell>
          <table:table-cell office:value-type="date" office:date-value="2023-04-05T00:00:00" table:style-name="ce3">
            <text:p>05/04/2023</text:p>
          </table:table-cell>
          <table:table-cell office:value-type="float" office:value="3" table:style-name="ce1">
            <text:p>3</text:p>
          </table:table-cell>
          <table:table-cell office:value-type="currency" office:value="18.3" table:style-name="ce2">
            <text:p><text:s/>£18.3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Hal</text:p>
          </table:table-cell>
          <table:table-cell office:value-type="date" office:date-value="2023-04-16T00:00:00" table:style-name="ce3">
            <text:p>16/04/2023</text:p>
          </table:table-cell>
          <table:table-cell office:value-type="float" office:value="4" table:style-name="ce1">
            <text:p>4</text:p>
          </table:table-cell>
          <table:table-cell office:value-type="currency" office:value="113.4" table:style-name="ce2">
            <text:p><text:s/>£113.4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Hal</text:p>
          </table:table-cell>
          <table:table-cell office:value-type="date" office:date-value="2023-04-22T00:00:00" table:style-name="ce3">
            <text:p>22/04/2023</text:p>
          </table:table-cell>
          <table:table-cell office:value-type="float" office:value="4" table:style-name="ce1">
            <text:p>4</text:p>
          </table:table-cell>
          <table:table-cell office:value-type="currency" office:value="72.5" table:style-name="ce2">
            <text:p><text:s/>£72.5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Kem</text:p>
          </table:table-cell>
          <table:table-cell office:value-type="date" office:date-value="2023-04-12T00:00:00" table:style-name="ce3">
            <text:p>12/04/2023</text:p>
          </table:table-cell>
          <table:table-cell office:value-type="float" office:value="2" table:style-name="ce1">
            <text:p>2</text:p>
          </table:table-cell>
          <table:table-cell office:value-type="currency" office:value="36.6" table:style-name="ce2">
            <text:p><text:s/>£36.6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Wat</text:p>
          </table:table-cell>
          <table:table-cell office:value-type="date" office:date-value="2023-04-01T00:00:00" table:style-name="ce3">
            <text:p>01/04/2023</text:p>
          </table:table-cell>
          <table:table-cell office:value-type="float" office:value="8" table:style-name="ce1">
            <text:p>8</text:p>
          </table:table-cell>
          <table:table-cell office:value-type="currency" office:value="64.05" table:style-name="ce2">
            <text:p><text:s/>£64.0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God</text:p>
          </table:table-cell>
          <table:table-cell office:value-type="date" office:date-value="2023-04-17T00:00:00" table:style-name="ce3">
            <text:p>17/04/2023</text:p>
          </table:table-cell>
          <table:table-cell office:value-type="float" office:value="8" table:style-name="ce1">
            <text:p>8</text:p>
          </table:table-cell>
          <table:table-cell office:value-type="currency" office:value="9.15" table:style-name="ce2">
            <text:p><text:s/>£9.1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Har</text:p>
          </table:table-cell>
          <table:table-cell office:value-type="date" office:date-value="2023-04-20T00:00:00" table:style-name="ce3">
            <text:p>20/04/2023</text:p>
          </table:table-cell>
          <table:table-cell office:value-type="float" office:value="6" table:style-name="ce1">
            <text:p>6</text:p>
          </table:table-cell>
          <table:table-cell office:value-type="currency" office:value="54.9" table:style-name="ce2">
            <text:p><text:s/>£54.9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Har</text:p>
          </table:table-cell>
          <table:table-cell office:value-type="date" office:date-value="2023-04-23T00:00:00" table:style-name="ce3">
            <text:p>23/04/2023</text:p>
          </table:table-cell>
          <table:table-cell office:value-type="float" office:value="5" table:style-name="ce1">
            <text:p>5</text:p>
          </table:table-cell>
          <table:table-cell office:value-type="currency" office:value="78.75" table:style-name="ce2">
            <text:p><text:s/>£78.7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Har</text:p>
          </table:table-cell>
          <table:table-cell office:value-type="date" office:date-value="2023-04-28T00:00:00" table:style-name="ce3">
            <text:p>28/04/2023</text:p>
          </table:table-cell>
          <table:table-cell office:value-type="float" office:value="4" table:style-name="ce1">
            <text:p>4</text:p>
          </table:table-cell>
          <table:table-cell office:value-type="currency" office:value="50.4" table:style-name="ce2">
            <text:p><text:s/>£50.4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Ker</text:p>
          </table:table-cell>
          <table:table-cell office:value-type="date" office:date-value="2023-04-11T00:00:00" table:style-name="ce3">
            <text:p>11/04/2023</text:p>
          </table:table-cell>
          <table:table-cell office:value-type="float" office:value="6" table:style-name="ce1">
            <text:p>6</text:p>
          </table:table-cell>
          <table:table-cell office:value-type="currency" office:value="132.30000000000001" table:style-name="ce2">
            <text:p><text:s/>£132.3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Ker</text:p>
          </table:table-cell>
          <table:table-cell office:value-type="date" office:date-value="2023-04-21T00:00:00" table:style-name="ce3">
            <text:p>21/04/2023</text:p>
          </table:table-cell>
          <table:table-cell office:value-type="float" office:value="5" table:style-name="ce1">
            <text:p>5</text:p>
          </table:table-cell>
          <table:table-cell office:value-type="currency" office:value="63" table:style-name="ce2">
            <text:p><text:s/>£63.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Ker</text:p>
          </table:table-cell>
          <table:table-cell office:value-type="date" office:date-value="2023-04-30T00:00:00" table:style-name="ce3">
            <text:p>30/04/2023</text:p>
          </table:table-cell>
          <table:table-cell office:value-type="float" office:value="4" table:style-name="ce1">
            <text:p>4</text:p>
          </table:table-cell>
          <table:table-cell office:value-type="currency" office:value="63" table:style-name="ce2">
            <text:p><text:s/>£63.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Kin</text:p>
          </table:table-cell>
          <table:table-cell office:value-type="date" office:date-value="2023-04-02T00:00:00" table:style-name="ce3">
            <text:p>02/04/2023</text:p>
          </table:table-cell>
          <table:table-cell office:value-type="float" office:value="8" table:style-name="ce1">
            <text:p>8</text:p>
          </table:table-cell>
          <table:table-cell office:value-type="currency" office:value="126" table:style-name="ce2">
            <text:p><text:s/>£126.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Kin</text:p>
          </table:table-cell>
          <table:table-cell office:value-type="date" office:date-value="2023-04-12T00:00:00" table:style-name="ce3">
            <text:p>12/04/2023</text:p>
          </table:table-cell>
          <table:table-cell office:value-type="float" office:value="2" table:style-name="ce1">
            <text:p>2</text:p>
          </table:table-cell>
          <table:table-cell office:value-type="currency" office:value="50.4" table:style-name="ce2">
            <text:p><text:s/>£50.4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Kin</text:p>
          </table:table-cell>
          <table:table-cell office:value-type="date" office:date-value="2023-04-23T00:00:00" table:style-name="ce3">
            <text:p>23/04/2023</text:p>
          </table:table-cell>
          <table:table-cell office:value-type="float" office:value="7" table:style-name="ce1">
            <text:p>7</text:p>
          </table:table-cell>
          <table:table-cell office:value-type="currency" office:value="91.5" table:style-name="ce2">
            <text:p><text:s/>£91.5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Pay</text:p>
          </table:table-cell>
          <table:table-cell office:value-type="date" office:date-value="2023-04-10T00:00:00" table:style-name="ce3">
            <text:p>10/04/2023</text:p>
          </table:table-cell>
          <table:table-cell office:value-type="float" office:value="2" table:style-name="ce1">
            <text:p>2</text:p>
          </table:table-cell>
          <table:table-cell office:value-type="currency" office:value="27.45" table:style-name="ce2">
            <text:p><text:s/>£27.4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Pay</text:p>
          </table:table-cell>
          <table:table-cell office:value-type="date" office:date-value="2023-04-19T00:00:00" table:style-name="ce3">
            <text:p>19/04/2023</text:p>
          </table:table-cell>
          <table:table-cell office:value-type="float" office:value="1" table:style-name="ce1">
            <text:p>1</text:p>
          </table:table-cell>
          <table:table-cell office:value-type="currency" office:value="18.899999999999999" table:style-name="ce2">
            <text:p><text:s/>£18.9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Pay</text:p>
          </table:table-cell>
          <table:table-cell office:value-type="date" office:date-value="2023-04-25T00:00:00" table:style-name="ce3">
            <text:p>25/04/2023</text:p>
          </table:table-cell>
          <table:table-cell office:value-type="float" office:value="2" table:style-name="ce1">
            <text:p>2</text:p>
          </table:table-cell>
          <table:table-cell office:value-type="currency" office:value="56.7" table:style-name="ce2">
            <text:p><text:s/>£56.7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Pic</text:p>
          </table:table-cell>
          <table:table-cell office:value-type="date" office:date-value="2023-04-08T00:00:00" table:style-name="ce3">
            <text:p>08/04/2023</text:p>
          </table:table-cell>
          <table:table-cell office:value-type="float" office:value="8" table:style-name="ce1">
            <text:p>8</text:p>
          </table:table-cell>
          <table:table-cell office:value-type="currency" office:value="18.3" table:style-name="ce2">
            <text:p><text:s/>£18.3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Pic</text:p>
          </table:table-cell>
          <table:table-cell office:value-type="date" office:date-value="2023-04-18T00:00:00" table:style-name="ce3">
            <text:p>18/04/2023</text:p>
          </table:table-cell>
          <table:table-cell office:value-type="float" office:value="2" table:style-name="ce1">
            <text:p>2</text:p>
          </table:table-cell>
          <table:table-cell office:value-type="currency" office:value="56.7" table:style-name="ce2">
            <text:p><text:s/>£56.7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Pic</text:p>
          </table:table-cell>
          <table:table-cell office:value-type="date" office:date-value="2023-04-24T00:00:00" table:style-name="ce3">
            <text:p>24/04/2023</text:p>
          </table:table-cell>
          <table:table-cell office:value-type="float" office:value="7" table:style-name="ce1">
            <text:p>7</text:p>
          </table:table-cell>
          <table:table-cell office:value-type="currency" office:value="110.25" table:style-name="ce2">
            <text:p><text:s/>£110.2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Bar</text:p>
          </table:table-cell>
          <table:table-cell office:value-type="date" office:date-value="2023-04-02T00:00:00" table:style-name="ce3">
            <text:p>02/04/2023</text:p>
          </table:table-cell>
          <table:table-cell office:value-type="float" office:value="7" table:style-name="ce1">
            <text:p>7</text:p>
          </table:table-cell>
          <table:table-cell office:value-type="currency" office:value="88.2" table:style-name="ce2">
            <text:p><text:s/>£88.2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bar</text:p>
          </table:table-cell>
          <table:table-cell office:value-type="date" office:date-value="2023-04-09T00:00:00" table:style-name="ce3">
            <text:p>09/04/2023</text:p>
          </table:table-cell>
          <table:table-cell office:value-type="float" office:value="3" table:style-name="ce1">
            <text:p>3</text:p>
          </table:table-cell>
          <table:table-cell office:value-type="currency" office:value="75.599999999999994" table:style-name="ce2">
            <text:p><text:s/>£75.6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Bar</text:p>
          </table:table-cell>
          <table:table-cell office:value-type="date" office:date-value="2023-04-12T00:00:00" table:style-name="ce3">
            <text:p>12/04/2023</text:p>
          </table:table-cell>
          <table:table-cell office:value-type="float" office:value="5" table:style-name="ce1">
            <text:p>5</text:p>
          </table:table-cell>
          <table:table-cell office:value-type="currency" office:value="94.5" table:style-name="ce2">
            <text:p><text:s/>£94.5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bar</text:p>
          </table:table-cell>
          <table:table-cell office:value-type="date" office:date-value="2023-04-17T00:00:00" table:style-name="ce3">
            <text:p>17/04/2023</text:p>
          </table:table-cell>
          <table:table-cell office:value-type="float" office:value="6" table:style-name="ce1">
            <text:p>6</text:p>
          </table:table-cell>
          <table:table-cell office:value-type="currency" office:value="132.30000000000001" table:style-name="ce2">
            <text:p><text:s/>£132.3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Bar</text:p>
          </table:table-cell>
          <table:table-cell office:value-type="date" office:date-value="2023-04-23T00:00:00" table:style-name="ce3">
            <text:p>23/04/2023</text:p>
          </table:table-cell>
          <table:table-cell office:value-type="float" office:value="4" table:style-name="ce1">
            <text:p>4</text:p>
          </table:table-cell>
          <table:table-cell office:value-type="currency" office:value="36.6" table:style-name="ce2">
            <text:p><text:s/>£36.6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Lee</text:p>
          </table:table-cell>
          <table:table-cell office:value-type="date" office:date-value="2023-04-12T00:00:00" table:style-name="ce3">
            <text:p>12/04/2023</text:p>
          </table:table-cell>
          <table:table-cell office:value-type="float" office:value="5" table:style-name="ce1">
            <text:p>5</text:p>
          </table:table-cell>
          <table:table-cell office:value-type="currency" office:value="91.5" table:style-name="ce2">
            <text:p><text:s/>£91.5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Tay</text:p>
          </table:table-cell>
          <table:table-cell office:value-type="date" office:date-value="2023-04-06T00:00:00" table:style-name="ce3">
            <text:p>06/04/2023</text:p>
          </table:table-cell>
          <table:table-cell office:value-type="float" office:value="2" table:style-name="ce1">
            <text:p>2</text:p>
          </table:table-cell>
          <table:table-cell office:value-type="currency" office:value="82.35" table:style-name="ce2">
            <text:p><text:s/>£82.3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av</text:p>
          </table:table-cell>
          <table:table-cell office:value-type="date" office:date-value="2023-04-07T00:00:00" table:style-name="ce3">
            <text:p>07/04/2023</text:p>
          </table:table-cell>
          <table:table-cell office:value-type="float" office:value="5" table:style-name="ce1">
            <text:p>5</text:p>
          </table:table-cell>
          <table:table-cell office:value-type="currency" office:value="110.25" table:style-name="ce2">
            <text:p><text:s/>£110.2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av</text:p>
          </table:table-cell>
          <table:table-cell office:value-type="date" office:date-value="2023-04-17T00:00:00" table:style-name="ce3">
            <text:p>17/04/2023</text:p>
          </table:table-cell>
          <table:table-cell office:value-type="float" office:value="8" table:style-name="ce1">
            <text:p>8</text:p>
          </table:table-cell>
          <table:table-cell office:value-type="currency" office:value="126" table:style-name="ce2">
            <text:p><text:s/>£126.0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av</text:p>
          </table:table-cell>
          <table:table-cell office:value-type="date" office:date-value="2023-04-28T00:00:00" table:style-name="ce3">
            <text:p>28/04/2023</text:p>
          </table:table-cell>
          <table:table-cell office:value-type="float" office:value="7" table:style-name="ce1">
            <text:p>7</text:p>
          </table:table-cell>
          <table:table-cell office:value-type="currency" office:value="27.45" table:style-name="ce2">
            <text:p><text:s/>£27.4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ye</text:p>
          </table:table-cell>
          <table:table-cell office:value-type="date" office:date-value="2023-04-20T00:00:00" table:style-name="ce3">
            <text:p>20/04/2023</text:p>
          </table:table-cell>
          <table:table-cell office:value-type="float" office:value="5" table:style-name="ce1">
            <text:p>5</text:p>
          </table:table-cell>
          <table:table-cell office:value-type="currency" office:value="82.35" table:style-name="ce2">
            <text:p><text:s/>£82.3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ee</text:p>
          </table:table-cell>
          <table:table-cell office:value-type="date" office:date-value="2023-04-07T00:00:00" table:style-name="ce3">
            <text:p>07/04/2023</text:p>
          </table:table-cell>
          <table:table-cell office:value-type="float" office:value="5" table:style-name="ce1">
            <text:p>5</text:p>
          </table:table-cell>
          <table:table-cell office:value-type="currency" office:value="36.6" table:style-name="ce2">
            <text:p><text:s/>£36.6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al</text:p>
          </table:table-cell>
          <table:table-cell office:value-type="date" office:date-value="2023-04-15T00:00:00" table:style-name="ce3">
            <text:p>15/04/2023</text:p>
          </table:table-cell>
          <table:table-cell office:value-type="float" office:value="7" table:style-name="ce1">
            <text:p>7</text:p>
          </table:table-cell>
          <table:table-cell office:value-type="currency" office:value="27.45" table:style-name="ce2">
            <text:p><text:s/>£27.4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oo</text:p>
          </table:table-cell>
          <table:table-cell office:value-type="date" office:date-value="2023-04-14T00:00:00" table:style-name="ce3">
            <text:p>14/04/2023</text:p>
          </table:table-cell>
          <table:table-cell office:value-type="float" office:value="2" table:style-name="ce1">
            <text:p>2</text:p>
          </table:table-cell>
          <table:table-cell office:value-type="currency" office:value="54.94" table:style-name="ce2">
            <text:p><text:s/>£54.9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Buc</text:p>
          </table:table-cell>
          <table:table-cell office:value-type="date" office:date-value="2023-04-10T00:00:00" table:style-name="ce3">
            <text:p>10/04/2023</text:p>
          </table:table-cell>
          <table:table-cell office:value-type="float" office:value="8" table:style-name="ce1">
            <text:p>8</text:p>
          </table:table-cell>
          <table:table-cell office:value-type="currency" office:value="201.6" table:style-name="ce2">
            <text:p><text:s/>£201.6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Buc</text:p>
          </table:table-cell>
          <table:table-cell office:value-type="date" office:date-value="2023-04-20T00:00:00" table:style-name="ce3">
            <text:p>20/04/2023</text:p>
          </table:table-cell>
          <table:table-cell office:value-type="float" office:value="4" table:style-name="ce1">
            <text:p>4</text:p>
          </table:table-cell>
          <table:table-cell office:value-type="currency" office:value="88.2" table:style-name="ce2">
            <text:p><text:s/>£88.2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Buc</text:p>
          </table:table-cell>
          <table:table-cell office:value-type="date" office:date-value="2023-04-30T00:00:00" table:style-name="ce3">
            <text:p>30/04/2023</text:p>
          </table:table-cell>
          <table:table-cell office:value-type="float" office:value="3" table:style-name="ce1">
            <text:p>3</text:p>
          </table:table-cell>
          <table:table-cell office:value-type="currency" office:value="66.150000000000006" table:style-name="ce2">
            <text:p><text:s/>£66.1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Dal</text:p>
          </table:table-cell>
          <table:table-cell office:value-type="date" office:date-value="2023-04-19T00:00:00" table:style-name="ce3">
            <text:p>19/04/2023</text:p>
          </table:table-cell>
          <table:table-cell office:value-type="float" office:value="5" table:style-name="ce1">
            <text:p>5</text:p>
          </table:table-cell>
          <table:table-cell office:value-type="currency" office:value="54.9" table:style-name="ce2">
            <text:p><text:s/>£54.9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Law</text:p>
          </table:table-cell>
          <table:table-cell office:value-type="date" office:date-value="2023-04-05T00:00:00" table:style-name="ce3">
            <text:p>05/04/2023</text:p>
          </table:table-cell>
          <table:table-cell office:value-type="float" office:value="5" table:style-name="ce1">
            <text:p>5</text:p>
          </table:table-cell>
          <table:table-cell office:value-type="currency" office:value="141.75" table:style-name="ce2">
            <text:p><text:s/>£141.7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Law</text:p>
          </table:table-cell>
          <table:table-cell office:value-type="date" office:date-value="2023-04-15T00:00:00" table:style-name="ce3">
            <text:p>15/04/2023</text:p>
          </table:table-cell>
          <table:table-cell office:value-type="float" office:value="7" table:style-name="ce1">
            <text:p>7</text:p>
          </table:table-cell>
          <table:table-cell office:value-type="currency" office:value="110.25" table:style-name="ce2">
            <text:p><text:s/>£110.2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Law</text:p>
          </table:table-cell>
          <table:table-cell office:value-type="date" office:date-value="2023-04-26T00:00:00" table:style-name="ce3">
            <text:p>26/04/2023</text:p>
          </table:table-cell>
          <table:table-cell office:value-type="float" office:value="8" table:style-name="ce1">
            <text:p>8</text:p>
          </table:table-cell>
          <table:table-cell office:value-type="currency" office:value="27.45" table:style-name="ce2">
            <text:p><text:s/>£27.4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Bev</text:p>
          </table:table-cell>
          <table:table-cell office:value-type="date" office:date-value="2023-04-16T00:00:00" table:style-name="ce3">
            <text:p>16/04/2023</text:p>
          </table:table-cell>
          <table:table-cell office:value-type="float" office:value="8" table:style-name="ce1">
            <text:p>8</text:p>
          </table:table-cell>
          <table:table-cell office:value-type="currency" office:value="54.9" table:style-name="ce2">
            <text:p><text:s/>£54.9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Win</text:p>
          </table:table-cell>
          <table:table-cell office:value-type="date" office:date-value="2023-04-09T00:00:00" table:style-name="ce3">
            <text:p>09/04/2023</text:p>
          </table:table-cell>
          <table:table-cell office:value-type="float" office:value="8" table:style-name="ce1">
            <text:p>8</text:p>
          </table:table-cell>
          <table:table-cell office:value-type="currency" office:value="36.6" table:style-name="ce2">
            <text:p><text:s/>£36.6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Win</text:p>
          </table:table-cell>
          <table:table-cell office:value-type="date" office:date-value="2023-04-19T00:00:00" table:style-name="ce3">
            <text:p>19/04/2023</text:p>
          </table:table-cell>
          <table:table-cell office:value-type="float" office:value="3" table:style-name="ce1">
            <text:p>3</text:p>
          </table:table-cell>
          <table:table-cell office:value-type="currency" office:value="66.150000000000006" table:style-name="ce2">
            <text:p><text:s/>£66.15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Win</text:p>
          </table:table-cell>
          <table:table-cell office:value-type="date" office:date-value="2023-04-24T00:00:00" table:style-name="ce3">
            <text:p>24/04/2023</text:p>
          </table:table-cell>
          <table:table-cell office:value-type="float" office:value="4" table:style-name="ce1">
            <text:p>4</text:p>
          </table:table-cell>
          <table:table-cell office:value-type="currency" office:value="113.3" table:style-name="ce2">
            <text:p><text:s/>£113.30<text:s/></text:p>
          </table:table-cell>
          <table:table-cell table:number-columns-repeated="16380"/>
        </table:table-row>
        <table:table-row table:number-rows-repeated="1048481" table:style-name="ro1">
          <table:table-cell table:number-columns-repeated="16384"/>
        </table:table-row>
      </table:table>
      <table:table table:name="1st_quarter_accounts" table:style-name="ta1">
        <table:table-column table:style-name="co10" table:default-cell-style-name="ce9"/>
        <table:table-column table:style-name="co9" table:number-columns-repeated="3" table:default-cell-style-name="ce2"/>
        <table:table-column table:style-name="co9" table:number-columns-repeated="16380" table:default-cell-style-name="ce1"/>
        <table:table-row table:style-name="ro1">
          <table:table-cell table:style-name="ce4"/>
          <table:table-cell table:style-name="ce5"/>
          <table:table-cell table:number-columns-repeated="2" table:style-name="ce6"/>
          <table:table-cell table:number-columns-repeated="16380" table:style-name="ce1"/>
        </table:table-row>
        <table:table-row table:style-name="ro1">
          <table:table-cell table:style-name="ce4"/>
          <table:table-cell office:value-type="string" table:style-name="ce5">
            <text:p>Key</text:p>
          </table:table-cell>
          <table:table-cell office:value-type="string" table:style-name="ce7">
            <text:p>Paid</text:p>
          </table:table-cell>
          <table:table-cell office:value-type="string" table:style-name="ce8">
            <text:p>Unpaid</text:p>
          </table:table-cell>
          <table:table-cell table:number-columns-repeated="16380" table:style-name="ce1"/>
        </table:table-row>
        <table:table-row table:style-name="ro1">
          <table:table-cell table:style-name="ce4"/>
          <table:table-cell table:number-columns-repeated="3" table:style-name="ce5"/>
          <table:table-cell table:number-columns-repeated="16380" table:style-name="ce1"/>
        </table:table-row>
        <table:table-row table:style-name="ro1">
          <table:table-cell office:value-type="string" table:style-name="ce4">
            <text:p>Customer_ID</text:p>
          </table:table-cell>
          <table:table-cell office:value-type="string" table:style-name="ce5">
            <text:p>Jan_Sum</text:p>
          </table:table-cell>
          <table:table-cell office:value-type="string" table:style-name="ce5">
            <text:p>Feb_Sum</text:p>
          </table:table-cell>
          <table:table-cell office:value-type="string" table:style-name="ce5">
            <text:p>Mar_Sum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9">
            <text:p>ACar</text:p>
          </table:table-cell>
          <table:table-cell office:value-type="currency" office:value="64.05" table:style-name="ce10">
            <text:p><text:s/>£64.05<text:s/></text:p>
          </table:table-cell>
          <table:table-cell office:value-type="currency" office:value="170.1" table:style-name="ce10">
            <text:p><text:s/>£170.10<text:s/></text:p>
          </table:table-cell>
          <table:table-cell office:value-type="currency" office:value="50.4" table:style-name="ce10">
            <text:p><text:s/>£50.40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BAus</text:p>
          </table:table-cell>
          <table:table-cell office:value-type="currency" office:value="64.05" table:style-name="ce10">
            <text:p><text:s/>£64.05<text:s/></text:p>
          </table:table-cell>
          <table:table-cell office:value-type="currency" office:value="54.9" table:style-name="ce10">
            <text:p><text:s/>£54.90<text:s/></text:p>
          </table:table-cell>
          <table:table-cell office:value-type="currency" office:value="45.75" table:style-name="ce10">
            <text:p><text:s/>£45.75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BHar</text:p>
          </table:table-cell>
          <table:table-cell office:value-type="currency" office:value="37.799999999999997" table:style-name="ce10">
            <text:p><text:s/>£37.80<text:s/></text:p>
          </table:table-cell>
          <table:table-cell office:value-type="currency" office:value="113.4" table:style-name="ce10">
            <text:p><text:s/>£113.40<text:s/></text:p>
          </table:table-cell>
          <table:table-cell office:value-type="currency" office:value="63.04" table:style-name="ce11">
            <text:p><text:s/>£63.04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BRee</text:p>
          </table:table-cell>
          <table:table-cell office:value-type="currency" office:value="201.6" table:style-name="ce10">
            <text:p><text:s/>£201.60<text:s/></text:p>
          </table:table-cell>
          <table:table-cell office:value-type="currency" office:value="141.75" table:style-name="ce10">
            <text:p><text:s/>£141.75<text:s/></text:p>
          </table:table-cell>
          <table:table-cell office:value-type="currency" office:value="66.150000000000006" table:style-name="ce10">
            <text:p><text:s/>£66.15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BSla</text:p>
          </table:table-cell>
          <table:table-cell office:value-type="currency" office:value="54.9" table:style-name="ce10">
            <text:p><text:s/>£54.90<text:s/></text:p>
          </table:table-cell>
          <table:table-cell office:value-type="currency" office:value="9.15" table:style-name="ce10">
            <text:p><text:s/>£9.15<text:s/></text:p>
          </table:table-cell>
          <table:table-cell office:value-type="currency" office:value="63" table:style-name="ce10">
            <text:p><text:s/>£63.00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CWil</text:p>
          </table:table-cell>
          <table:table-cell office:value-type="currency" office:value="88.2" table:style-name="ce10">
            <text:p><text:s/>£88.20<text:s/></text:p>
          </table:table-cell>
          <table:table-cell office:value-type="currency" office:value="110.25" table:style-name="ce10">
            <text:p><text:s/>£110.25<text:s/></text:p>
          </table:table-cell>
          <table:table-cell office:value-type="currency" office:value="201.6" table:style-name="ce10">
            <text:p><text:s/>£201.60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DHow</text:p>
          </table:table-cell>
          <table:table-cell office:value-type="currency" office:value="27.45" table:style-name="ce10">
            <text:p><text:s/>£27.45<text:s/></text:p>
          </table:table-cell>
          <table:table-cell office:value-type="currency" office:value="63" table:style-name="ce10">
            <text:p><text:s/>£63.00<text:s/></text:p>
          </table:table-cell>
          <table:table-cell office:value-type="currency" office:value="75.599999999999994" table:style-name="ce10">
            <text:p><text:s/>£75.60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EBla</text:p>
          </table:table-cell>
          <table:table-cell office:value-type="currency" office:value="126" table:style-name="ce10">
            <text:p><text:s/>£126.00<text:s/></text:p>
          </table:table-cell>
          <table:table-cell office:value-type="currency" office:value="126" table:style-name="ce10">
            <text:p><text:s/>£126.00<text:s/></text:p>
          </table:table-cell>
          <table:table-cell office:value-type="currency" office:value="132.34" table:style-name="ce11">
            <text:p><text:s/>£132.34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EBri</text:p>
          </table:table-cell>
          <table:table-cell office:value-type="currency" office:value="45.75" table:style-name="ce10">
            <text:p><text:s/>£45.75<text:s/></text:p>
          </table:table-cell>
          <table:table-cell office:value-type="currency" office:value="18.3" table:style-name="ce10">
            <text:p><text:s/>£18.30<text:s/></text:p>
          </table:table-cell>
          <table:table-cell office:value-type="currency" office:value="126" table:style-name="ce10">
            <text:p><text:s/>£126.00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ECha</text:p>
          </table:table-cell>
          <table:table-cell office:value-type="currency" office:value="78.75" table:style-name="ce10">
            <text:p><text:s/>£78.75<text:s/></text:p>
          </table:table-cell>
          <table:table-cell office:value-type="currency" office:value="56.7" table:style-name="ce10">
            <text:p><text:s/>£56.70<text:s/></text:p>
          </table:table-cell>
          <table:table-cell office:value-type="currency" office:value="18.3" table:style-name="ce10">
            <text:p><text:s/>£18.30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FHic</text:p>
          </table:table-cell>
          <table:table-cell office:value-type="currency" office:value="18.3" table:style-name="ce10">
            <text:p><text:s/>£18.30<text:s/></text:p>
          </table:table-cell>
          <table:table-cell office:value-type="currency" office:value="56.7" table:style-name="ce10">
            <text:p><text:s/>£56.70<text:s/></text:p>
          </table:table-cell>
          <table:table-cell office:value-type="currency" office:value="56.7" table:style-name="ce10">
            <text:p><text:s/>£56.70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FSha</text:p>
          </table:table-cell>
          <table:table-cell office:value-type="currency" office:value="73.2" table:style-name="ce10">
            <text:p><text:s/>£73.20<text:s/></text:p>
          </table:table-cell>
          <table:table-cell office:value-type="currency" office:value="18.3" table:style-name="ce10">
            <text:p><text:s/>£18.30<text:s/></text:p>
          </table:table-cell>
          <table:table-cell office:value-type="currency" office:value="56.7" table:style-name="ce10">
            <text:p><text:s/>£56.70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FWal</text:p>
          </table:table-cell>
          <table:table-cell office:value-type="currency" office:value="141.75" table:style-name="ce10">
            <text:p><text:s/>£141.75<text:s/></text:p>
          </table:table-cell>
          <table:table-cell office:value-type="currency" office:value="54.9" table:style-name="ce10">
            <text:p><text:s/>£54.90<text:s/></text:p>
          </table:table-cell>
          <table:table-cell office:value-type="currency" office:value="18.3" table:style-name="ce10">
            <text:p><text:s/>£18.3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Woo</text:p>
          </table:table-cell>
          <table:table-cell office:value-type="currency" office:value="18.899999999999999" table:style-name="ce10">
            <text:p><text:s/>£18.90<text:s/></text:p>
          </table:table-cell>
          <table:table-cell office:value-type="currency" office:value="66.150000000000006" table:style-name="ce10">
            <text:p><text:s/>£66.15<text:s/></text:p>
          </table:table-cell>
          <table:table-cell office:value-type="currency" office:value="54.94" table:style-name="ce11">
            <text:p><text:s/>£54.94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HCol</text:p>
          </table:table-cell>
          <table:table-cell office:value-type="currency" office:value="82.35" table:style-name="ce10">
            <text:p><text:s/>£82.35<text:s/></text:p>
          </table:table-cell>
          <table:table-cell office:value-type="currency" office:value="18.899999999999999" table:style-name="ce10">
            <text:p><text:s/>£18.90<text:s/></text:p>
          </table:table-cell>
          <table:table-cell office:value-type="currency" office:value="66.150000000000006" table:style-name="ce10">
            <text:p><text:s/>£66.15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HKau</text:p>
          </table:table-cell>
          <table:table-cell office:value-type="currency" office:value="25.2" table:style-name="ce10">
            <text:p><text:s/>£25.20<text:s/></text:p>
          </table:table-cell>
          <table:table-cell office:value-type="currency" office:value="25.2" table:style-name="ce10">
            <text:p><text:s/>£25.20<text:s/></text:p>
          </table:table-cell>
          <table:table-cell office:value-type="currency" office:value="18.899999999999999" table:style-name="ce10">
            <text:p><text:s/>£18.9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Byr</text:p>
          </table:table-cell>
          <table:table-cell office:value-type="currency" office:value="9.15" table:style-name="ce10">
            <text:p><text:s/>£9.15<text:s/></text:p>
          </table:table-cell>
          <table:table-cell office:value-type="currency" office:value="82.35" table:style-name="ce10">
            <text:p><text:s/>£82.35<text:s/></text:p>
          </table:table-cell>
          <table:table-cell office:value-type="currency" office:value="25.2" table:style-name="ce10">
            <text:p><text:s/>£25.2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Wal</text:p>
          </table:table-cell>
          <table:table-cell office:value-type="currency" office:value="36.6" table:style-name="ce10">
            <text:p><text:s/>£36.60<text:s/></text:p>
          </table:table-cell>
          <table:table-cell office:value-type="currency" office:value="54.9" table:style-name="ce10">
            <text:p><text:s/>£54.90<text:s/></text:p>
          </table:table-cell>
          <table:table-cell office:value-type="currency" office:value="82.35" table:style-name="ce10">
            <text:p><text:s/>£82.35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KDic</text:p>
          </table:table-cell>
          <table:table-cell office:value-type="currency" office:value="100.8" table:style-name="ce10">
            <text:p><text:s/>£100.80<text:s/></text:p>
          </table:table-cell>
          <table:table-cell office:value-type="currency" office:value="54.9" table:style-name="ce10">
            <text:p><text:s/>£54.90<text:s/></text:p>
          </table:table-cell>
          <table:table-cell office:value-type="currency" office:value="54.9" table:style-name="ce10">
            <text:p><text:s/>£54.9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KRow</text:p>
          </table:table-cell>
          <table:table-cell office:value-type="currency" office:value="110.25" table:style-name="ce10">
            <text:p><text:s/>£110.25<text:s/></text:p>
          </table:table-cell>
          <table:table-cell office:value-type="currency" office:value="151.19999999999999" table:style-name="ce10">
            <text:p><text:s/>£151.20<text:s/></text:p>
          </table:table-cell>
          <table:table-cell office:value-type="currency" office:value="54.9" table:style-name="ce10">
            <text:p><text:s/>£54.9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LFar</text:p>
          </table:table-cell>
          <table:table-cell office:value-type="currency" office:value="18.3" table:style-name="ce10">
            <text:p><text:s/>£18.30<text:s/></text:p>
          </table:table-cell>
          <table:table-cell office:value-type="currency" office:value="100.8" table:style-name="ce10">
            <text:p><text:s/>£100.80<text:s/></text:p>
          </table:table-cell>
          <table:table-cell office:value-type="currency" office:value="151.19999999999999" table:style-name="ce10">
            <text:p><text:s/>£151.2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LHal</text:p>
          </table:table-cell>
          <table:table-cell office:value-type="currency" office:value="110.25" table:style-name="ce10">
            <text:p><text:s/>£110.25<text:s/></text:p>
          </table:table-cell>
          <table:table-cell office:value-type="currency" office:value="88.2" table:style-name="ce10">
            <text:p><text:s/>£88.20<text:s/></text:p>
          </table:table-cell>
          <table:table-cell office:value-type="currency" office:value="100.8" table:style-name="ce10">
            <text:p><text:s/>£100.8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LKem</text:p>
          </table:table-cell>
          <table:table-cell office:value-type="currency" office:value="36.6" table:style-name="ce10">
            <text:p><text:s/>£36.60<text:s/></text:p>
          </table:table-cell>
          <table:table-cell office:value-type="currency" office:value="73.2" table:style-name="ce10">
            <text:p><text:s/>£73.20<text:s/></text:p>
          </table:table-cell>
          <table:table-cell office:value-type="currency" office:value="88.2" table:style-name="ce10">
            <text:p><text:s/>£88.2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LWat</text:p>
          </table:table-cell>
          <table:table-cell office:value-type="currency" office:value="94.5" table:style-name="ce10">
            <text:p><text:s/>£94.50<text:s/></text:p>
          </table:table-cell>
          <table:table-cell office:value-type="currency" office:value="63" table:style-name="ce10">
            <text:p><text:s/>£63.00<text:s/></text:p>
          </table:table-cell>
          <table:table-cell office:value-type="currency" office:value="73.2" table:style-name="ce10">
            <text:p><text:s/>£73.2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God</text:p>
          </table:table-cell>
          <table:table-cell office:value-type="currency" office:value="27.45" table:style-name="ce10">
            <text:p><text:s/>£27.45<text:s/></text:p>
          </table:table-cell>
          <table:table-cell office:value-type="currency" office:value="45.75" table:style-name="ce10">
            <text:p><text:s/>£45.75<text:s/></text:p>
          </table:table-cell>
          <table:table-cell office:value-type="currency" office:value="63" table:style-name="ce10">
            <text:p><text:s/>£63.0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Har</text:p>
          </table:table-cell>
          <table:table-cell office:value-type="currency" office:value="201.6" table:style-name="ce10">
            <text:p><text:s/>£201.60<text:s/></text:p>
          </table:table-cell>
          <table:table-cell office:value-type="currency" office:value="25.2" table:style-name="ce10">
            <text:p><text:s/>£25.20<text:s/></text:p>
          </table:table-cell>
          <table:table-cell office:value-type="currency" office:value="45.75" table:style-name="ce10">
            <text:p><text:s/>£45.75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Ker</text:p>
          </table:table-cell>
          <table:table-cell office:value-type="currency" office:value="73.2" table:style-name="ce10">
            <text:p><text:s/>£73.20<text:s/></text:p>
          </table:table-cell>
          <table:table-cell office:value-type="currency" office:value="50.4" table:style-name="ce10">
            <text:p><text:s/>£50.40<text:s/></text:p>
          </table:table-cell>
          <table:table-cell office:value-type="currency" office:value="25.2" table:style-name="ce10">
            <text:p><text:s/>£25.2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Kin</text:p>
          </table:table-cell>
          <table:table-cell office:value-type="currency" office:value="132.30000000000001" table:style-name="ce10">
            <text:p><text:s/>£132.30<text:s/></text:p>
          </table:table-cell>
          <table:table-cell office:value-type="currency" office:value="176.4" table:style-name="ce10">
            <text:p><text:s/>£176.40<text:s/></text:p>
          </table:table-cell>
          <table:table-cell office:value-type="currency" office:value="50.4" table:style-name="ce10">
            <text:p><text:s/>£50.4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ay</text:p>
          </table:table-cell>
          <table:table-cell office:value-type="currency" office:value="56.7" table:style-name="ce10">
            <text:p><text:s/>£56.70<text:s/></text:p>
          </table:table-cell>
          <table:table-cell office:value-type="currency" office:value="36.6" table:style-name="ce10">
            <text:p><text:s/>£36.60<text:s/></text:p>
          </table:table-cell>
          <table:table-cell office:value-type="currency" office:value="176.4" table:style-name="ce10">
            <text:p><text:s/>£176.4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ic</text:p>
          </table:table-cell>
          <table:table-cell office:value-type="currency" office:value="78.75" table:style-name="ce10">
            <text:p><text:s/>£78.75<text:s/></text:p>
          </table:table-cell>
          <table:table-cell office:value-type="currency" office:value="91.5" table:style-name="ce10">
            <text:p><text:s/>£91.50<text:s/></text:p>
          </table:table-cell>
          <table:table-cell office:value-type="currency" office:value="36.6" table:style-name="ce10">
            <text:p><text:s/>£36.6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Bar</text:p>
          </table:table-cell>
          <table:table-cell office:value-type="currency" office:value="94.5" table:style-name="ce10">
            <text:p><text:s/>£94.50<text:s/></text:p>
          </table:table-cell>
          <table:table-cell office:value-type="currency" office:value="78.75" table:style-name="ce10">
            <text:p><text:s/>£78.75<text:s/></text:p>
          </table:table-cell>
          <table:table-cell office:value-type="currency" office:value="91.5" table:style-name="ce10">
            <text:p><text:s/>£91.5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Lee</text:p>
          </table:table-cell>
          <table:table-cell office:value-type="currency" office:value="36.6" table:style-name="ce10">
            <text:p><text:s/>£36.60<text:s/></text:p>
          </table:table-cell>
          <table:table-cell office:value-type="currency" office:value="12.6" table:style-name="ce10">
            <text:p><text:s/>£12.60<text:s/></text:p>
          </table:table-cell>
          <table:table-cell office:value-type="currency" office:value="78.75" table:style-name="ce10">
            <text:p><text:s/>£78.75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Tay</text:p>
          </table:table-cell>
          <table:table-cell office:value-type="currency" office:value="91.5" table:style-name="ce10">
            <text:p><text:s/>£91.50<text:s/></text:p>
          </table:table-cell>
          <table:table-cell office:value-type="currency" office:value="110.25" table:style-name="ce10">
            <text:p><text:s/>£110.25<text:s/></text:p>
          </table:table-cell>
          <table:table-cell office:value-type="currency" office:value="12.6" table:style-name="ce10">
            <text:p><text:s/>£12.6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Dav</text:p>
          </table:table-cell>
          <table:table-cell office:value-type="currency" office:value="64.05" table:style-name="ce10">
            <text:p><text:s/>£64.05<text:s/></text:p>
          </table:table-cell>
          <table:table-cell office:value-type="currency" office:value="226.8" table:style-name="ce10">
            <text:p><text:s/>£226.80<text:s/></text:p>
          </table:table-cell>
          <table:table-cell office:value-type="currency" office:value="110.25" table:style-name="ce10">
            <text:p><text:s/>£110.25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Dye</text:p>
          </table:table-cell>
          <table:table-cell office:value-type="currency" office:value="50.4" table:style-name="ce10">
            <text:p><text:s/>£50.40<text:s/></text:p>
          </table:table-cell>
          <table:table-cell office:value-type="currency" office:value="56.7" table:style-name="ce10">
            <text:p><text:s/>£56.70<text:s/></text:p>
          </table:table-cell>
          <table:table-cell office:value-type="currency" office:value="226.8" table:style-name="ce10">
            <text:p><text:s/>£226.8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Lee</text:p>
          </table:table-cell>
          <table:table-cell office:value-type="currency" office:value="54.9" table:style-name="ce10">
            <text:p><text:s/>£54.90<text:s/></text:p>
          </table:table-cell>
          <table:table-cell office:value-type="currency" office:value="18.3" table:style-name="ce10">
            <text:p><text:s/>£18.30<text:s/></text:p>
          </table:table-cell>
          <table:table-cell office:value-type="currency" office:value="56.7" table:style-name="ce10">
            <text:p><text:s/>£56.7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RBal</text:p>
          </table:table-cell>
          <table:table-cell office:value-type="currency" office:value="36.6" table:style-name="ce10">
            <text:p><text:s/>£36.60<text:s/></text:p>
          </table:table-cell>
          <table:table-cell office:value-type="currency" office:value="27.45" table:style-name="ce10">
            <text:p><text:s/>£27.45<text:s/></text:p>
          </table:table-cell>
          <table:table-cell office:value-type="currency" office:value="18.3" table:style-name="ce10">
            <text:p><text:s/>£18.3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RCoo</text:p>
          </table:table-cell>
          <table:table-cell office:value-type="currency" office:value="54.9" table:style-name="ce10">
            <text:p><text:s/>£54.90<text:s/></text:p>
          </table:table-cell>
          <table:table-cell office:value-type="currency" office:value="45.75" table:style-name="ce10">
            <text:p><text:s/>£45.75<text:s/></text:p>
          </table:table-cell>
          <table:table-cell office:value-type="currency" office:value="27.45" table:style-name="ce11">
            <text:p><text:s/>£27.45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Buc</text:p>
          </table:table-cell>
          <table:table-cell office:value-type="currency" office:value="28.35" table:style-name="ce10">
            <text:p><text:s/>£28.35<text:s/></text:p>
          </table:table-cell>
          <table:table-cell office:value-type="currency" office:value="45.75" table:style-name="ce10">
            <text:p><text:s/>£45.75<text:s/></text:p>
          </table:table-cell>
          <table:table-cell office:value-type="currency" office:value="45.75" table:style-name="ce10">
            <text:p><text:s/>£45.75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Dal</text:p>
          </table:table-cell>
          <table:table-cell office:value-type="currency" office:value="75.599999999999994" table:style-name="ce10">
            <text:p><text:s/>£75.60<text:s/></text:p>
          </table:table-cell>
          <table:table-cell office:value-type="currency" office:value="151.19999999999999" table:style-name="ce10">
            <text:p><text:s/>£151.20<text:s/></text:p>
          </table:table-cell>
          <table:table-cell office:value-type="currency" office:value="45.75" table:style-name="ce10">
            <text:p><text:s/>£45.75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Law</text:p>
          </table:table-cell>
          <table:table-cell office:value-type="currency" office:value="27.45" table:style-name="ce10">
            <text:p><text:s/>£27.45<text:s/></text:p>
          </table:table-cell>
          <table:table-cell office:value-type="currency" office:value="54.9" table:style-name="ce10">
            <text:p><text:s/>£54.90<text:s/></text:p>
          </table:table-cell>
          <table:table-cell office:value-type="currency" office:value="151.19999999999999" table:style-name="ce10">
            <text:p><text:s/>£151.2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TBev</text:p>
          </table:table-cell>
          <table:table-cell office:value-type="currency" office:value="56.7" table:style-name="ce10">
            <text:p><text:s/>£56.70<text:s/></text:p>
          </table:table-cell>
          <table:table-cell office:value-type="currency" office:value="56.7" table:style-name="ce10">
            <text:p><text:s/>£56.70<text:s/></text:p>
          </table:table-cell>
          <table:table-cell office:value-type="currency" office:value="54.9" table:style-name="ce10">
            <text:p><text:s/>£54.90<text:s/>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TWin</text:p>
          </table:table-cell>
          <table:table-cell office:value-type="currency" office:value="110.25" table:style-name="ce10">
            <text:p><text:s/>£110.25<text:s/></text:p>
          </table:table-cell>
          <table:table-cell office:value-type="currency" office:value="27.45" table:style-name="ce10">
            <text:p><text:s/>£27.45<text:s/></text:p>
          </table:table-cell>
          <table:table-cell office:value-type="currency" office:value="56.74" table:style-name="ce11">
            <text:p><text:s/>£56.74<text:s/></text:p>
          </table:table-cell>
          <table:table-cell table:number-columns-repeated="16380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en" number:country="GB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1" number:language="en" number:country="GB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2" number:language="en" number:country="GB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urrency" style:family="table-cell" style:data-style-name="N36"/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Stuart Morris</meta:initial-creator>
    <dc:creator>Stuart Morris</dc:creator>
    <meta:creation-date>2021-07-26T10:45:35Z</meta:creation-date>
    <dc:date>2023-02-28T19:35:38Z</dc:date>
  </office:meta>
</office:document-meta>
</file>